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e Printer" svg:font-family="'Line Printer'" style:font-family-generic="system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LI_20_Listing">
      <style:paragraph-properties fo:text-align="end" style:justify-single-word="false"/>
    </style:style>
    <style:style style:name="P2" style:family="paragraph" style:parent-style-name="GA_20_Grund_20_-_20_Absatzlayout_20_V1.5-LSLP8" style:master-page-name="">
      <style:paragraph-properties style:page-number="auto"/>
    </style:style>
    <style:style style:name="P3" style:family="paragraph" style:parent-style-name="GA_20_Grund_20_-_20_Absatzlayout_20_V1.5-LSLP8" style:master-page-name="">
      <style:paragraph-properties style:page-number="auto" fo:break-before="page"/>
    </style:style>
    <style:style style:name="P4" style:family="paragraph" style:parent-style-name="IV_20_Inhaltsverzeichnis" style:master-page-name="">
      <style:paragraph-properties style:page-number="auto"/>
    </style:style>
    <style:style style:name="P5" style:family="paragraph" style:parent-style-name="GA_20_Grund_20_-_20_Absatzlayout_20_V1.5-LSLP8">
      <style:text-properties fo:font-weight="bold"/>
    </style:style>
    <style:style style:name="P6" style:family="paragraph" style:parent-style-name="GA_20_Grund_20_-_20_Absatzlayout_20_V1.5-LSLP8">
      <style:paragraph-properties fo:text-align="center" style:justify-single-word="false"/>
    </style:style>
    <style:style style:name="P7" style:family="paragraph" style:parent-style-name="GA_20_Grund_20_-_20_Absatzlayout_20_V1.5-LSLP8">
      <style:paragraph-properties fo:break-before="page"/>
    </style:style>
    <style:style style:name="P8" style:family="paragraph" style:parent-style-name="GA_20_Grund_20_-_20_Absatzlayout_20_V1.5-LSLP8">
      <style:paragraph-properties fo:text-align="center" style:justify-single-word="false" fo:break-before="page"/>
    </style:style>
    <style:style style:name="P9" style:family="paragraph" style:parent-style-name="U0_20_Überschrift">
      <style:paragraph-properties fo:break-before="page"/>
    </style:style>
    <style:style style:name="P10" style:family="paragraph" style:parent-style-name="GA_20_Grund_20_-_20_Absatzlayout_20_V1.5-LSLP8" style:master-page-name="KF_20_GS_20_-_20_ohne_20_Fußzeile">
      <style:paragraph-properties style:page-number="auto"/>
    </style:style>
    <style:style style:name="P11" style:family="paragraph" style:parent-style-name="GA_20_Grund_20_-_20_Absatzlayout_20_V1.5-LSLP8" style:master-page-name="KF_20_GS_20_-_20_ohne_20_Fußzeile">
      <style:paragraph-properties style:page-number="auto" fo:break-before="page"/>
    </style:style>
    <style:style style:name="P12" style:family="paragraph" style:parent-style-name="GA_20_Grund_20_-_20_Absatzlayout_20_V1.5-LSLP8" style:master-page-name="IV_20_Inhaltsverzeichnis">
      <style:paragraph-properties style:page-number="auto" fo:break-before="page"/>
    </style:style>
    <style:style style:name="P13" style:family="paragraph" style:parent-style-name="GA_20_Grund_20_-_20_Absatzlayout_20_V1.5-LSLP8" style:master-page-name="SV_20_Stichwortverzeichnis">
      <style:paragraph-properties style:page-number="auto" fo:break-before="page"/>
    </style:style>
    <style:style style:name="P14" style:family="paragraph" style:parent-style-name="U1_20_Überschrift_20_X."/>
    <style:style style:name="T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U0_20_Überschrift"><text:title/><text:tab/></text:p>
      <text:p text:style-name="GA_20_Grund_20_-_20_Absatzlayout_20_V1.5-LSLP8"/>
      <text:p text:style-name="GA_20_Grund_20_-_20_Absatzlayout_20_V1.5-LSLP8"/>
      <text:p text:style-name="U0_20_Überschrift"><text:subject/><text:tab/></text:p>
      <text:p text:style-name="GA_20_Grund_20_-_20_Absatzlayout_20_V1.5-LSLP8"/>
      <text:p text:style-name="GA_20_Grund_20_-_20_Absatzlayout_20_V1.5-LSLP8"/>
      <text:p text:style-name="U0_20_Überschrift"><text:tab/></text:p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U0_20_Überschrift"><text:author-name text:fixed="false">Caolán McNamara</text:author-name><text:tab/></text:p>
      <text:p text:style-name="GA_20_Grund_20_-_20_Absatzlayout_20_V1.5-LSLP8"/>
      <text:p text:style-name="GA_20_Grund_20_-_20_Absatzlayout_20_V1.5-LSLP8"/>
      <text:p text:style-name="U0_20_Überschrift"><text:tab/>STAR DIVISION / STAR LAB Hamburg</text:p>
      <text:p text:style-name="GA_20_Grund_20_-_20_Absatzlayout_20_V1.5-LSLP8"/>
      <text:p text:style-name="GA_20_Grund_20_-_20_Absatzlayout_20_V1.5-LSLP8"/>
      <text:p text:style-name="U0_20_Überschrift"><text:tab/>Stand: $Date: <text:s text:c="2"/>22 Jan 1992 12:40:36 <text:s/>$</text:p>
      <text:p text:style-name="GA_20_Grund_20_-_20_Absatzlayout_20_V1.5-LSLP8"/>
      <text:p text:style-name="GA_20_Grund_20_-_20_Absatzlayout_20_V1.5-LSLP8"/>
      <text:p text:style-name="P2"/>
      <text:p text:style-name="P11"/>
      <text:p text:style-name="GA_20_Grund_20_-_20_Absatzlayout_20_V1.5-LSLP8"/>
      <text:p text:style-name="GA_20_Grund_20_-_20_Absatzlayout_20_V1.5-LSLP8"/>
      <text:p text:style-name="U0_20_Überschrift"><text:title/></text:p>
      <text:p text:style-name="GA_20_Grund_20_-_20_Absatzlayout_20_V1.5-LSLP8"/>
      <text:p text:style-name="GA_20_Grund_20_-_20_Absatzlayout_20_V1.5-LSLP8"/>
      <text:p text:style-name="GA_20_Grund_20_-_20_Absatzlayout_20_V1.5-LSLP8"/>
      <text:p text:style-name="FP_20_Funktionsparameter">Dokumentenname<text:subject/><text:tab/></text:p>
      <text:p text:style-name="GA_20_Grund_20_-_20_Absatzlayout_20_V1.5-LSLP8"/>
      <text:p text:style-name="FP_20_Funktionsparameter">Projektname<text:subject/><text:tab/></text:p>
      <text:p text:style-name="GA_20_Grund_20_-_20_Absatzlayout_20_V1.5-LSLP8"/>
      <text:p text:style-name="FP_20_Funktionsparameter">Versionsnummer<text:tab/>$Revision: <text:s text:c="2"/>1.1 <text:s/>$</text:p>
      <text:p text:style-name="GA_20_Grund_20_-_20_Absatzlayout_20_V1.5-LSLP8"/>
      <text:p text:style-name="GA_20_Grund_20_-_20_Absatzlayout_20_V1.5-LSLP8"/>
      <text:p text:style-name="FP_20_Funktionsparameter">erstellt<text:tab/>16. September 1991</text:p>
      <text:p text:style-name="GA_20_Grund_20_-_20_Absatzlayout_20_V1.5-LSLP8"/>
      <text:p text:style-name="FP_20_Funktionsparameter">geändert<text:tab/>$Date: <text:s text:c="2"/>22 Jan 1992 12:40:36 <text:s/>$</text:p>
      <text:p text:style-name="GA_20_Grund_20_-_20_Absatzlayout_20_V1.5-LSLP8"/>
      <text:p text:style-name="GA_20_Grund_20_-_20_Absatzlayout_20_V1.5-LSLP8"/>
      <text:p text:style-name="FP_20_Funktionsparameter">Dateiname<text:file-name text:display="path">/home/caolan/LibreOffice/core/rsc/doku/feinkonz.43/</text:file-name><text:tab/><text:file-name text:display="name-and-extension">rscerror.sdw</text:file-name></text:p>
      <text:p text:style-name="GA_20_Grund_20_-_20_Absatzlayout_20_V1.5-LSLP8"/>
      <text:p text:style-name="GA_20_Grund_20_-_20_Absatzlayout_20_V1.5-LSLP8"/>
      <text:p text:style-name="FP_20_Funktionsparameter">Autor<text:author-name text:fixed="false">Caolán McNamara</text:author-name><text:tab/></text:p>
      <text:p text:style-name="GA_20_Grund_20_-_20_Absatzlayout_20_V1.5-LSLP8"/>
      <text:p text:style-name="FP_20_Funktionsparameter">Bearbeiter<text:tab/>$Author: <text:s text:c="2"/>MM <text:s/>$</text:p>
      <text:p text:style-name="GA_20_Grund_20_-_20_Absatzlayout_20_V1.5-LSLP8"/>
      <text:p text:style-name="FP_20_Funktionsparameter">Qualitätskontrolle<text:tab/></text:p>
      <text:p text:style-name="GA_20_Grund_20_-_20_Absatzlayout_20_V1.5-LSLP8"/>
      <text:p text:style-name="GA_20_Grund_20_-_20_Absatzlayout_20_V1.5-LSLP8"/>
      <text:p text:style-name="FP_20_Funktionsparameter">Status<text:tab/>XX<text:tab/>in Arbeit</text:p>
      <text:p text:style-name="FP_20_Funktionsparameter"><text:tab/>__<text:tab/>fertiggestellt</text:p>
      <text:p text:style-name="FP_20_Funktionsparameter"><text:tab/>__<text:tab/>abgenommen</text:p>
      <text:p text:style-name="FP_20_Funktionsparameter"><text:tab/>__<text:tab/>freigegeben</text:p>
      <text:p text:style-name="GA_20_Grund_20_-_20_Absatzlayout_20_V1.5-LSLP8"/>
      <text:p text:style-name="GA_20_Grund_20_-_20_Absatzlayout_20_V1.5-LSLP8"/>
      <text:p text:style-name="FP_20_Funktionsparameter">Vertraulich<text:tab/>__ Ja <text:s text:c="2"/>XX Nein</text:p>
      <text:p text:style-name="GA_20_Grund_20_-_20_Absatzlayout_20_V1.5-LSLP8"/>
      <text:p text:style-name="GA_20_Grund_20_-_20_Absatzlayout_20_V1.5-LSLP8"/>
      <text:p text:style-name="FP_20_Funktionsparameter">Copyright (C)<text:tab/>Star Division 1990</text:p>
      <text:p text:style-name="GA_20_Grund_20_-_20_Absatzlayout_20_V1.5-LSLP8"/>
      <text:p text:style-name="P3"/>
      <text:h text:style-name="U1_20_Überschrift_20_X." text:outline-level="1"><text:s/>Einleitung</text:h>
      <text:p text:style-name="GA_20_Grund_20_-_20_Absatzlayout_20_V1.5-LSLP8"/>
      <text:p text:style-name="GA_20_Grund_20_-_20_Absatzlayout_20_V1.5-LSLP8">In diesem Dokument werden die Klassen beschrieben, die die Fehlerbehandlung organisieren.</text:p>
      <text:p text:style-name="GA_20_Grund_20_-_20_Absatzlayout_20_V1.5-LSLP8"/>
      <text:p text:style-name="P5">Hinweise zur Implementation</text:p>
      <text:p text:style-name="GA_20_Grund_20_-_20_Absatzlayout_20_V1.5-LSLP8">Bevor eine dieser Klassen benutzt wird, muß die Funktion InitRscCompiler aufgerufen werden.</text:p>
      <text:p text:style-name="P7"/>
      <text:h text:style-name="U1_20_Überschrift_20_X." text:outline-level="1"><text:s/>Klassenbeschreibung</text:h>
      <text:p text:style-name="GA_20_Grund_20_-_20_Absatzlayout_20_V1.5-LSLP8"/>
      <text:p text:style-name="P5">ERRTYPE:</text:p>
      <text:p text:style-name="GA_20_Grund_20_-_20_Absatzlayout_20_V1.5-LSLP8">Diese Klasse enthält eine Fehler- oder eine Warnungsnummer.</text:p>
      <text:p text:style-name="GA_20_Grund_20_-_20_Absatzlayout_20_V1.5-LSLP8"/>
      <text:p text:style-name="P5">RscError:</text:p>
      <text:p text:style-name="GA_20_Grund_20_-_20_Absatzlayout_20_V1.5-LSLP8">Diese Klasse übernimmt die Ausgabe der Fehlermeldungen.</text:p>
      <text:p text:style-name="GA_20_Grund_20_-_20_Absatzlayout_20_V1.5-LSLP8"/>
      <text:h text:style-name="U1_20_Überschrift_20_X." text:outline-level="1"><text:s/>Globale Funktionen</text:h>
      <text:p text:style-name="GA_20_Grund_20_-_20_Absatzlayout_20_V1.5-LSLP8"/>
      <text:p text:style-name="P5">RscExit():</text:p>
      <text:p text:style-name="GA_20_Grund_20_-_20_Absatzlayout_20_V1.5-LSLP8">Die Funktion muß von jedem Programm implementiert werden, die Klassen aus dem rsc-System benutzen. Die Funktion bedeutet, daß das Programm sofort beendet werden muß, weil ein scherwiegender Programmfehler aufgetreten ist.</text:p>
      <text:p text:style-name="GA_20_Grund_20_-_20_Absatzlayout_20_V1.5-LSLP8"/>
      <text:p text:style-name="P12"/>
      <text:p text:style-name="GA_20_Grund_20_-_20_Absatzlayout_20_V1.5-LSLP8"/>
      <text:p text:style-name="U0_20_Überschrift">Inhaltsverzeichnis</text:p>
      <text:p text:style-name="GA_20_Grund_20_-_20_Absatzlayout_20_V1.5-LSLP8"/>
      <text:p text:style-name="IV_20_Inhaltsverzeichnis">1. Einleitung<text:tab/>3</text:p>
      <text:p text:style-name="IV_20_Inhaltsverzeichnis">2. Klassenbeschreibung<text:tab/>4</text:p>
      <text:p text:style-name="IV_20_Inhaltsverzeichnis">3. Globale Funktionen<text:tab/>4</text:p>
      <text:p text:style-name="IV_20_Inhaltsverzeichnis">ERRTYPE<text:tab/>6</text:p>
      <text:p text:style-name="IV_20_Inhaltsverzeichnis">RscError<text:tab/>10</text:p>
      <text:p text:style-name="IV_20_Inhaltsverzeichnis">::RscExit()<text:tab/>15</text:p>
      <text:p text:style-name="IV_20_Inhaltsverzeichnis">Stichwortverzeichnis<text:tab/>17</text:p>
      <text:p text:style-name="P4"/>
      <text:p text:style-name="U0_20_Überschrift"/>
      <text:p text:style-name="GA_20_Grund_20_-_20_Absatzlayout_20_V1.5-LSLP8"/>
      <text:p text:style-name="P9"><text:toc-mark-start text:id="IMark140347561955240" text:outline-level="1"/><text:alphabetical-index-mark-start text:id="IMark140347561889872"/>ERRTYPE<text:alphabetical-index-mark-end text:id="IMark140347561889872"/><text:toc-mark-end text:id="IMark140347561955240"/></text:p>
      <text:p text:style-name="GA_20_Grund_20_-_20_Absatzlayout_20_V1.5-LSLP8"/>
      <text:p text:style-name="LI_20_Listing">class ERRTYPE {</text:p>
      <text:p text:style-name="LI_20_Listing">public:</text:p>
      <text:p text:style-name="LI_20_Listing"><text:s text:c="4"/>ERRTYPE();</text:p>
      <text:p text:style-name="LI_20_Listing"><text:s text:c="4"/>ERRTYPE( USHORT nErr );</text:p>
      <text:p text:style-name="LI_20_Listing"><text:s text:c="4"/>ERRTYPE&amp; operator = ( const ERRTYPE &amp; rError );</text:p>
      <text:p text:style-name="LI_20_Listing"><text:s text:c="4"/>operator <text:s/>USHORT();</text:p>
      <text:p text:style-name="LI_20_Listing"><text:s text:c="4"/>BOOL IsError();</text:p>
      <text:p text:style-name="LI_20_Listing"><text:s text:c="4"/>BOOL IsOk();</text:p>
      <text:p text:style-name="LI_20_Listing"><text:s text:c="4"/>BOOL IsWarning();</text:p>
      <text:p text:style-name="LI_20_Listing"><text:s text:c="4"/>void Clear();</text:p>
      <text:p text:style-name="LI_20_Listing">};</text:p>
      <text:p text:style-name="LI_20_Listing"/>
      <text:p text:style-name="LI_20_Listing">#define ERR_OK</text:p>
      <text:p text:style-name="LI_20_Listing">#define ERR_ERROREND</text:p>
      <text:p text:style-name="LI_20_Listing">#define ERR_WARNING</text:p>
      <text:p text:style-name="LI_20_Listing">#define ERR_WARNINGEND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Eine Instanz dieser Klassen enthält entweder eine Fehler- oder eine Warnungsnummer oder keines von beiden. Zu beachten ist, daß eine Fehlernummer nicht überschrieben werden kann (!der erste Fehler ist interressant ).</text:p>
      <text:p text:style-name="GA_20_Grund_20_-_20_Absatzlayout_20_V1.5-LSLP8"/>
      <text:p text:style-name="F1_20_Fettschrift_20_einzeilig">Anmerkungen</text:p>
      <text:p text:style-name="GA_20_Grund_20_-_20_Absatzlayout_20_V1.5-LSLP8">Warnungen werden von Fehlernummern überschrieben, aber nicht von Warnungsnummern.</text:p>
      <text:p text:style-name="GA_20_Grund_20_-_20_Absatzlayout_20_V1.5-LSLP8"/>
      <text:p text:style-name="F1_20_Fettschrift_20_einzeilig">Querverweise</text:p>
      <text:p text:style-name="GA_20_Grund_20_-_20_Absatzlayout_20_V1.5-LSLP8"/>
      <text:p text:style-name="GA_20_Grund_20_-_20_Absatzlayout_20_V1.5-LSLP8">Klasse: RscError.</text:p>
      <text:p text:style-name="GA_20_Grund_20_-_20_Absatzlayout_20_V1.5-LSLP8"/>
      <text:p text:style-name="F1_20_Fettschrift_20_einzeilig">Beispiel</text:p>
      <text:p text:style-name="GA_20_Grund_20_-_20_Absatzlayout_20_V1.5-LSLP8"/>
      <text:p text:style-name="LI_20_Listing">.....</text:p>
      <text:p text:style-name="LI_20_Listing">ERRTYPE aError;</text:p>
      <text:p text:style-name="LI_20_Listing"/>
      <text:p text:style-name="LI_20_Listing">aError = ERR_OPENFILE;</text:p>
      <text:p text:style-name="LI_20_Listing">aError = ERR_ERROR;</text:p>
      <text:p text:style-name="LI_20_Listing">if( ERR_OPENFILE == aError )</text:p>
      <text:p text:style-name="LI_20_Listing"><text:tab/>printf( "Fehler: Datei kann nicht göffnet werden!\n" );</text:p>
      <text:p text:style-name="LI_20_Listing">else</text:p>
      <text:p text:style-name="LI_20_Listing"><text:tab/>printf( "Fehler: Allgemeiner Fehler!\n");</text:p>
      <text:p text:style-name="LI_20_Listing">.....</text:p>
      <text:p text:style-name="GA_20_Grund_20_-_20_Absatzlayout_20_V1.5-LSLP8"/>
      <text:p text:style-name="GA_20_Grund_20_-_20_Absatzlayout_20_V1.5-LSLP8">Die Ausgabe heißt:</text:p>
      <text:p text:style-name="GA_20_Grund_20_-_20_Absatzlayout_20_V1.5-LSLP8">Fehler: Datei kann nicht geöffnet werden!</text:p>
      <text:p text:style-name="GA_20_Grund_20_-_20_Absatzlayout_20_V1.5-LSLP8"/>
      <text:p text:style-name="P9"><text:alphabetical-index-mark-start text:id="IMark140347561955240"/>ERRTYPE::ERRTYPE()<text:alphabetical-index-mark-end text:id="IMark140347561955240"/></text:p>
      <text:p text:style-name="GA_20_Grund_20_-_20_Absatzlayout_20_V1.5-LSLP8"/>
      <text:p text:style-name="LI_20_Listing">ERRTYPE::ERRTYPE();</text:p>
      <text:p text:style-name="LI_20_Listing">ERRTYPE::ERRTYPE( USHORT nErrNo );</text:p>
      <text:p text:style-name="LI_20_Listing">ERRTYPE::ERRTYPE( const ERRTYPE &amp; rError 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Die wird eine Instanz ERRTYPE erzeugt.</text:p>
      <text:p text:style-name="GA_20_Grund_20_-_20_Absatzlayout_20_V1.5-LSLP8"/>
      <text:p text:style-name="F1_20_Fettschrift_20_einzeilig">Parameter</text:p>
      <text:p text:style-name="GA_20_Grund_20_-_20_Absatzlayout_20_V1.5-LSLP8"/>
      <text:p text:style-name="FP_20_Funktionsparameter">nErrNo<text:tab/>diese Zahl ist der Fehler der in die Instanz eingetragen wird.</text:p>
      <text:p text:style-name="FP_20_Funktionsparameter">rError<text:tab/>aus dieser Instanz wird der Fehler übernommen.</text:p>
      <text:p text:style-name="GA_20_Grund_20_-_20_Absatzlayout_20_V1.5-LSLP8"/>
      <text:p text:style-name="F1_20_Fettschrift_20_einzeilig">Anmerkungen</text:p>
      <text:p text:style-name="GA_20_Grund_20_-_20_Absatzlayout_20_V1.5-LSLP8"/>
      <text:p text:style-name="GA_20_Grund_20_-_20_Absatzlayout_20_V1.5-LSLP8">Wird der leere Konstruktor verwendet, dann ist die Fehlernummer ERR_OK. Die Methode IsOk() liefert TRUE.</text:p>
      <text:p text:style-name="GA_20_Grund_20_-_20_Absatzlayout_20_V1.5-LSLP8"/>
      <text:p text:style-name="F1_20_Fettschrift_20_einzeilig">Querverweise</text:p>
      <text:p text:style-name="GA_20_Grund_20_-_20_Absatzlayout_20_V1.5-LSLP8"/>
      <text:p text:style-name="GA_20_Grund_20_-_20_Absatzlayout_20_V1.5-LSLP8">Klassen: <text:s/>RscError</text:p>
      <text:p text:style-name="GA_20_Grund_20_-_20_Absatzlayout_20_V1.5-LSLP8">Methoden: IsError(), IsOk(), Clear().</text:p>
      <text:p text:style-name="GA_20_Grund_20_-_20_Absatzlayout_20_V1.5-LSLP8"/>
      <text:p text:style-name="F1_20_Fettschrift_20_einzeilig">Beispiel</text:p>
      <text:p text:style-name="GA_20_Grund_20_-_20_Absatzlayout_20_V1.5-LSLP8">Hier wird gezeigt wie Fehler zugewiesen und überschrieben werden.</text:p>
      <text:p text:style-name="GA_20_Grund_20_-_20_Absatzlayout_20_V1.5-LSLP8"/>
      <text:p text:style-name="LI_20_Listing">ERRTYPE aErr;</text:p>
      <text:p text:style-name="LI_20_Listing">printf( aErr.IsOk() ? "TRUE", "FALSE" ); <text:s text:c="4"/>//Ausg.: TRUE</text:p>
      <text:p text:style-name="LI_20_Listing">aErr = WRN_LOCALID; //Warnung zuweisen</text:p>
      <text:p text:style-name="LI_20_Listing">printf( aErr.IsOk() ? "TRUE", "FALSE" ); <text:s text:c="4"/>//Ausg.: TRUE</text:p>
      <text:p text:style-name="LI_20_Listing">printf( aErr.IsWarning() ? "TRUE", "FALSE" );//Ausg.: TRUE</text:p>
      <text:p text:style-name="LI_20_Listing">printf( aErr.IsError() ? "TRUE", "FALSE" ); <text:s/>//Ausg.: FALSE</text:p>
      <text:p text:style-name="LI_20_Listing">aErr = ERR_ERROR; <text:s text:c="2"/>//Fehler zuweisen</text:p>
      <text:p text:style-name="LI_20_Listing">printf( aErr.IsOk() ? "TRUE", "FALSE" ); <text:s text:c="4"/>//Ausg.: FALSE</text:p>
      <text:p text:style-name="LI_20_Listing">printf( aErr.IsWarning() ? "TRUE", "FALSE" );//Ausg.: FALSE</text:p>
      <text:p text:style-name="LI_20_Listing">printf( aErr.IsError() ? "TRUE", "FALSE" ); <text:s/>//Ausg.: TRUE</text:p>
      <text:p text:style-name="LI_20_Listing">aErr = ERR_OK; <text:s text:c="4"/>//Fehler aufheben geht so nicht</text:p>
      <text:p text:style-name="LI_20_Listing">printf( aErr.IsOk() ? "TRUE", "FALSE" ); <text:s text:c="4"/>//Ausg.: FALSE</text:p>
      <text:p text:style-name="LI_20_Listing">printf( aErr.IsError() ? "TRUE", "FALSE" ); <text:s/>//Ausg.: TRUE</text:p>
      <text:p text:style-name="LI_20_Listing">aError.Clear(); <text:s text:c="3"/>//Fehler aufheben</text:p>
      <text:p text:style-name="LI_20_Listing">printf( aErr.IsOk() ? "TRUE", "FALSE" ); <text:s text:c="4"/>//Ausg.: TRUE</text:p>
      <text:p text:style-name="LI_20_Listing">printf( aErr.IsError() ? "TRUE", "FALSE" ); <text:s/>//Ausg.: FALSE</text:p>
      <text:p text:style-name="GA_20_Grund_20_-_20_Absatzlayout_20_V1.5-LSLP8"/>
      <text:p text:style-name="P6">─────────────────────────────────────────────────────────</text:p>
      <text:p text:style-name="GA_20_Grund_20_-_20_Absatzlayout_20_V1.5-LSLP8"/>
      <text:p text:style-name="U0_20_Überschrift"><text:alphabetical-index-mark-start text:id="IMark140347561955240"/>ERRTYPE::operator =()<text:alphabetical-index-mark-end text:id="IMark140347561955240"/></text:p>
      <text:p text:style-name="GA_20_Grund_20_-_20_Absatzlayout_20_V1.5-LSLP8"><text:soft-page-break/></text:p>
      <text:p text:style-name="LI_20_Listing">ERRTYPE &amp; ERRTYPE::operator &amp;( const ERRTYPE &amp; rErr 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Der Zuweisungsoperator kopiert den Fehler oder die Warnung von rErr in die Instanz. Ein kopieren findet nicht statt, wenn in der Instanz schon ein Fehler eingetragen wurde.</text:p>
      <text:p text:style-name="GA_20_Grund_20_-_20_Absatzlayout_20_V1.5-LSLP8"/>
      <text:p text:style-name="F1_20_Fettschrift_20_einzeilig">Parameter</text:p>
      <text:p text:style-name="GA_20_Grund_20_-_20_Absatzlayout_20_V1.5-LSLP8"/>
      <text:p text:style-name="FP_20_Funktionsparameter">rErr<text:tab/>aus dieser Instanz wird der Fehler übernommen.</text:p>
      <text:p text:style-name="GA_20_Grund_20_-_20_Absatzlayout_20_V1.5-LSLP8"/>
      <text:p text:style-name="F1_20_Fettschrift_20_einzeilig">Return-Werte</text:p>
      <text:p text:style-name="GA_20_Grund_20_-_20_Absatzlayout_20_V1.5-LSLP8"/>
      <text:p text:style-name="GA_20_Grund_20_-_20_Absatzlayout_20_V1.5-LSLP8">Die eigene Instanz wird zurückgeliefert.</text:p>
      <text:p text:style-name="GA_20_Grund_20_-_20_Absatzlayout_20_V1.5-LSLP8"/>
      <text:p text:style-name="F1_20_Fettschrift_20_einzeilig">Querverweise</text:p>
      <text:p text:style-name="GA_20_Grund_20_-_20_Absatzlayout_20_V1.5-LSLP8"/>
      <text:p text:style-name="GA_20_Grund_20_-_20_Absatzlayout_20_V1.5-LSLP8">Methoden: operator USHORT().</text:p>
      <text:p text:style-name="GA_20_Grund_20_-_20_Absatzlayout_20_V1.5-LSLP8"/>
      <text:p text:style-name="F1_20_Fettschrift_20_einzeilig">Beispiel</text:p>
      <text:p text:style-name="GA_20_Grund_20_-_20_Absatzlayout_20_V1.5-LSLP8"/>
      <text:p text:style-name="LI_20_Listing">ERRTYPE aError( ERR_RSCRANGE );</text:p>
      <text:p text:style-name="LI_20_Listing">printf( ERR_RSCRANGE == aError ? "TRUE" : "FALSE" );</text:p>
      <text:p text:style-name="LI_20_Listing"><text:s text:c="4"/>//Ausgabe: TRUE</text:p>
      <text:p text:style-name="LI_20_Listing">//Versuch den Fehler zu ueberschreiben (geht nicht)</text:p>
      <text:p text:style-name="LI_20_Listing">aError = ERRTYPE( ERR_ERROR );</text:p>
      <text:p text:style-name="LI_20_Listing">printf( ERR_ERROR == aError ? "TRUE" : "FALSE" );</text:p>
      <text:p text:style-name="LI_20_Listing"><text:s text:c="4"/>//Ausgabe: FALSE</text:p>
      <text:p text:style-name="LI_20_Listing">aError.Clear();</text:p>
      <text:p text:style-name="LI_20_Listing">aError = ERRTYPE( ERR_ERROR );</text:p>
      <text:p text:style-name="LI_20_Listing">printf( ERR_ERROR == aError ? "TRUE" : "FALSE" );</text:p>
      <text:p text:style-name="LI_20_Listing"><text:s text:c="4"/>//Ausgabe: TRUE</text:p>
      <text:p text:style-name="GA_20_Grund_20_-_20_Absatzlayout_20_V1.5-LSLP8"/>
      <text:p text:style-name="P6">─────────────────────────────────────────────────────────</text:p>
      <text:p text:style-name="GA_20_Grund_20_-_20_Absatzlayout_20_V1.5-LSLP8"/>
      <text:p text:style-name="U0_20_Überschrift"><text:alphabetical-index-mark-start text:id="IMark140347561955240"/>ERRTYPE::operator USHORT()<text:alphabetical-index-mark-end text:id="IMark140347561955240"/></text:p>
      <text:p text:style-name="GA_20_Grund_20_-_20_Absatzlayout_20_V1.5-LSLP8"/>
      <text:p text:style-name="LI_20_Listing">ERRTYPE::operator USHORT();</text:p>
      <text:p text:style-name="GA_20_Grund_20_-_20_Absatzlayout_20_V1.5-LSLP8"/>
      <text:p text:style-name="F1_20_Fettschrift_20_einzeilig">Return-Werte</text:p>
      <text:p text:style-name="GA_20_Grund_20_-_20_Absatzlayout_20_V1.5-LSLP8"/>
      <text:p text:style-name="GA_20_Grund_20_-_20_Absatzlayout_20_V1.5-LSLP8">Die Fehlernummer in der Instanz wird zurückgeliefert.</text:p>
      <text:p text:style-name="GA_20_Grund_20_-_20_Absatzlayout_20_V1.5-LSLP8"/>
      <text:p text:style-name="F1_20_Fettschrift_20_einzeilig">Querverweise</text:p>
      <text:p text:style-name="GA_20_Grund_20_-_20_Absatzlayout_20_V1.5-LSLP8"/>
      <text:p text:style-name="GA_20_Grund_20_-_20_Absatzlayout_20_V1.5-LSLP8">Methoden: operator =().</text:p>
      <text:p text:style-name="GA_20_Grund_20_-_20_Absatzlayout_20_V1.5-LSLP8"/>
      <text:p text:style-name="P6"><text:soft-page-break/>─────────────────────────────────────────────────────────</text:p>
      <text:p text:style-name="GA_20_Grund_20_-_20_Absatzlayout_20_V1.5-LSLP8"/>
      <text:p text:style-name="U0_20_Überschrift"><text:alphabetical-index-mark-start text:id="IMark140347561955240"/>ERRTYPE::IsError()<text:alphabetical-index-mark-end text:id="IMark140347561955240"/></text:p>
      <text:p text:style-name="GA_20_Grund_20_-_20_Absatzlayout_20_V1.5-LSLP8"/>
      <text:p text:style-name="LI_20_Listing">BOOL ERRTYPE::IsError(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Diese Methode zeigt an ob in der Instanz eine Fehlernummer steht, die einen Fehler anzeigt.</text:p>
      <text:p text:style-name="GA_20_Grund_20_-_20_Absatzlayout_20_V1.5-LSLP8"/>
      <text:p text:style-name="F1_20_Fettschrift_20_einzeilig">Return-Werte</text:p>
      <text:p text:style-name="GA_20_Grund_20_-_20_Absatzlayout_20_V1.5-LSLP8"/>
      <text:p text:style-name="FP_20_Funktionsparameter">TRUE<text:tab/>wenn die Fehlernummer im Bereich [0, ERR_ERROREND] liegt.</text:p>
      <text:p text:style-name="FP_20_Funktionsparameter">FALSE<text:tab/>wenn die Fehlernummer im Bereich ]ERR_ERROREND, 0xFFFF ] liegt.</text:p>
      <text:p text:style-name="GA_20_Grund_20_-_20_Absatzlayout_20_V1.5-LSLP8"/>
      <text:p text:style-name="F1_20_Fettschrift_20_einzeilig">Querverweise</text:p>
      <text:p text:style-name="GA_20_Grund_20_-_20_Absatzlayout_20_V1.5-LSLP8"/>
      <text:p text:style-name="GA_20_Grund_20_-_20_Absatzlayout_20_V1.5-LSLP8">Methoden: IsOk(), IsWarning(), Clear().</text:p>
      <text:p text:style-name="GA_20_Grund_20_-_20_Absatzlayout_20_V1.5-LSLP8"/>
      <text:p text:style-name="P6">─────────────────────────────────────────────────────────</text:p>
      <text:p text:style-name="GA_20_Grund_20_-_20_Absatzlayout_20_V1.5-LSLP8"/>
      <text:p text:style-name="U0_20_Überschrift"><text:alphabetical-index-mark-start text:id="IMark140347561890352"/>ERRTYPE::IsOk()<text:alphabetical-index-mark-end text:id="IMark140347561890352"/></text:p>
      <text:p text:style-name="GA_20_Grund_20_-_20_Absatzlayout_20_V1.5-LSLP8"/>
      <text:p text:style-name="LI_20_Listing">BOOL ERRTYPE::IsOk(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Diese Methode zeigt an ob in der Instanz eine Fehlernummer steht, die keinen Fehler anzeigt.</text:p>
      <text:p text:style-name="GA_20_Grund_20_-_20_Absatzlayout_20_V1.5-LSLP8"/>
      <text:p text:style-name="F1_20_Fettschrift_20_einzeilig">Return-Werte</text:p>
      <text:p text:style-name="FP_20_Funktionsparameter"/>
      <text:p text:style-name="FP_20_Funktionsparameter">TRUE<text:tab/>wenn die Fehlernummer im Bereich ]ERR_ERROREND, 0xFFFF] liegt.</text:p>
      <text:p text:style-name="FP_20_Funktionsparameter">FALSE<text:tab/>wenn die Fehlernummer im Bereich [0, ERR_ERROREND] liegt.</text:p>
      <text:p text:style-name="GA_20_Grund_20_-_20_Absatzlayout_20_V1.5-LSLP8"/>
      <text:p text:style-name="F1_20_Fettschrift_20_einzeilig">Querverweise</text:p>
      <text:p text:style-name="GA_20_Grund_20_-_20_Absatzlayout_20_V1.5-LSLP8"/>
      <text:p text:style-name="GA_20_Grund_20_-_20_Absatzlayout_20_V1.5-LSLP8">Methoden: IsError(), IsWarning(), Clear().</text:p>
      <text:p text:style-name="GA_20_Grund_20_-_20_Absatzlayout_20_V1.5-LSLP8"/>
      <text:p text:style-name="P6">─────────────────────────────────────────────────────────</text:p>
      <text:p text:style-name="GA_20_Grund_20_-_20_Absatzlayout_20_V1.5-LSLP8"/>
      <text:p text:style-name="U0_20_Überschrift"><text:alphabetical-index-mark-start text:id="IMark140347561890352"/>ERRTYPE::IsWarning()<text:alphabetical-index-mark-end text:id="IMark140347561890352"/></text:p>
      <text:p text:style-name="GA_20_Grund_20_-_20_Absatzlayout_20_V1.5-LSLP8"/>
      <text:p text:style-name="LI_20_Listing">BOOL ERRTYPE::IsWarning();</text:p>
      <text:p text:style-name="GA_20_Grund_20_-_20_Absatzlayout_20_V1.5-LSLP8"><text:soft-page-break/></text:p>
      <text:p text:style-name="F1_20_Fettschrift_20_einzeilig">Beschreibung</text:p>
      <text:p text:style-name="GA_20_Grund_20_-_20_Absatzlayout_20_V1.5-LSLP8"/>
      <text:p text:style-name="GA_20_Grund_20_-_20_Absatzlayout_20_V1.5-LSLP8">Diese Methode zeigt an ob in der Instanz eine Fehlernummer steht, die einen Warnung anzeigt.</text:p>
      <text:p text:style-name="GA_20_Grund_20_-_20_Absatzlayout_20_V1.5-LSLP8"/>
      <text:p text:style-name="F1_20_Fettschrift_20_einzeilig">Return-Werte</text:p>
      <text:p text:style-name="FP_20_Funktionsparameter"/>
      <text:p text:style-name="FP_20_Funktionsparameter">TRUE<text:tab/>wenn die Fehlernummer im Bereich [ERR_WARNING, ERR_WARNINGEND] liegt.</text:p>
      <text:p text:style-name="FP_20_Funktionsparameter">FALSE<text:tab/>wenn die Fehlernummer in einem anderen Bereich liegt.</text:p>
      <text:p text:style-name="GA_20_Grund_20_-_20_Absatzlayout_20_V1.5-LSLP8"/>
      <text:p text:style-name="F1_20_Fettschrift_20_einzeilig">Querverweise</text:p>
      <text:p text:style-name="GA_20_Grund_20_-_20_Absatzlayout_20_V1.5-LSLP8"/>
      <text:p text:style-name="GA_20_Grund_20_-_20_Absatzlayout_20_V1.5-LSLP8">Methoden: IsOk(), IsError(), Clear().</text:p>
      <text:p text:style-name="GA_20_Grund_20_-_20_Absatzlayout_20_V1.5-LSLP8"/>
      <text:p text:style-name="P6">─────────────────────────────────────────────────────────</text:p>
      <text:p text:style-name="GA_20_Grund_20_-_20_Absatzlayout_20_V1.5-LSLP8"/>
      <text:p text:style-name="U0_20_Überschrift"><text:alphabetical-index-mark-start text:id="IMark140347561890352"/>ERRTYPE::Clear()<text:alphabetical-index-mark-end text:id="IMark140347561890352"/></text:p>
      <text:p text:style-name="GA_20_Grund_20_-_20_Absatzlayout_20_V1.5-LSLP8"/>
      <text:p text:style-name="LI_20_Listing">void ERRTYPE::Clear(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Die Fehlernummer wird auf ERR_OK gesetzt. Das heißt die Methode IsOk() liefert TRUE zurück.</text:p>
      <text:p text:style-name="GA_20_Grund_20_-_20_Absatzlayout_20_V1.5-LSLP8"/>
      <text:p text:style-name="P6">─────────────────────────────────────────────────────────</text:p>
      <text:p text:style-name="P9"><text:alphabetical-index-mark-start text:id="IMark140347561890352"/><text:toc-mark-start text:id="IMark140347561890544" text:outline-level="1"/>RscError<text:toc-mark-end text:id="IMark140347561890544"/><text:alphabetical-index-mark-end text:id="IMark140347561890352"/></text:p>
      <text:p text:style-name="GA_20_Grund_20_-_20_Absatzlayout_20_V1.5-LSLP8"/>
      <text:p text:style-name="LI_20_Listing">#define ERR_ERROR <text:s text:c="10"/>0x0100</text:p>
      <text:p text:style-name="LI_20_Listing">#define ERR_UNKNOWN_METHOD <text:s/>0x0101</text:p>
      <text:p text:style-name="LI_20_Listing">#define ERR_OPENFILE <text:s text:c="7"/>0x0102</text:p>
      <text:p text:style-name="LI_20_Listing">#define ERR_NOCHAR <text:s text:c="9"/>0x0103</text:p>
      <text:p text:style-name="LI_20_Listing">#define ERR_NORSCINST <text:s text:c="6"/>0x0104</text:p>
      <text:p text:style-name="LI_20_Listing">#define ERR_USAGE <text:s text:c="10"/>0x0105</text:p>
      <text:p text:style-name="LI_20_Listing">#define ERR_NOINPUT <text:s text:c="8"/>0x0106</text:p>
      <text:p text:style-name="LI_20_Listing">#define ERR_UNKNOWNSW <text:s text:c="6"/>0x0107</text:p>
      <text:p text:style-name="LI_20_Listing">#define ERR_REFTODEEP <text:s text:c="6"/>0x0108</text:p>
      <text:p text:style-name="LI_20_Listing"/>
      <text:p text:style-name="LI_20_Listing">#define ERR_RSCRANGE <text:s text:c="7"/>0x0200</text:p>
      <text:p text:style-name="LI_20_Listing"><text:s text:c="4"/>#define ERR_RSCRANGE_OUTDEFSET <text:s/>(ERR_RSCRANGE +1 )</text:p>
      <text:p text:style-name="LI_20_Listing">#define ERR_RSCENUM <text:s text:c="8"/>0x0210</text:p>
      <text:p text:style-name="LI_20_Listing">#define ERR_RSCFLAG <text:s text:c="8"/>0x0220</text:p>
      <text:p text:style-name="LI_20_Listing">#define ERR_RSCCONT <text:s text:c="8"/>0x0240</text:p>
      <text:p text:style-name="LI_20_Listing"><text:s text:c="4"/>#define ERR_CONT_INVALIDPOS <text:s text:c="4"/>(ERR_RSCCONT +1 )</text:p>
      <text:p text:style-name="LI_20_Listing"><text:s text:c="4"/>#define ERR_CONT_INVALIDTYPE <text:s text:c="3"/>(ERR_RSCCONT +2 )</text:p>
      <text:p text:style-name="LI_20_Listing">#define ERR_RSCCMPED <text:s text:c="7"/>0x0250</text:p>
      <text:p text:style-name="LI_20_Listing">#define ERR_RSCINST <text:s text:c="8"/>0x0260</text:p>
      <text:p text:style-name="LI_20_Listing"><text:s text:c="4"/>#define ERR_RSCINST_NOVARNAME <text:s text:c="2"/>(ERR_RSCINST +1 )</text:p>
      <text:p text:style-name="LI_20_Listing"><text:s text:c="4"/>#define ERR_RSCINST_RESERVEDNAME (ERR_RSCINST +2 )</text:p>
      <text:p text:style-name="LI_20_Listing">#define ERR_LEX <text:s text:c="12"/>0x0270</text:p>
      <text:p text:style-name="LI_20_Listing">#define ERR_YACC <text:s text:c="11"/>0x0280</text:p>
      <text:p text:style-name="LI_20_Listing"><text:s text:c="4"/>#define ERR_DOUBLEID <text:s text:c="11"/>(ERR_YACC <text:s text:c="3"/>+1 )</text:p>
      <text:p text:style-name="LI_20_Listing"><text:s text:c="4"/>#define ERR_FALSETYPE <text:s text:c="10"/>(ERR_YACC <text:s text:c="3"/>+2 )</text:p>
      <text:p text:style-name="LI_20_Listing"><text:s text:c="4"/>#define ERR_NOVARIABLENAME <text:s text:c="5"/>(ERR_YACC <text:s text:c="3"/>+3 )</text:p>
      <text:p text:style-name="LI_20_Listing"><text:s text:c="4"/>#define ERR_USHORTRANGE <text:s text:c="8"/>(ERR_YACC <text:s text:c="3"/>+4 )</text:p>
      <text:p text:style-name="LI_20_Listing"><text:s text:c="4"/>#define ERR_IDRANGE <text:s text:c="12"/>(ERR_YACC <text:s text:c="3"/>+5 )</text:p>
      <text:p text:style-name="LI_20_Listing"><text:s text:c="4"/>#define ERR_NOCOPYOBJ <text:s text:c="10"/>(ERR_YACC <text:s text:c="3"/>+6 )</text:p>
      <text:p text:style-name="LI_20_Listing"><text:s text:c="4"/>#define ERR_REFNOTALLOWED <text:s text:c="6"/>(ERR_YACC <text:s text:c="3"/>+7 )</text:p>
      <text:p text:style-name="LI_20_Listing"><text:s text:c="4"/>#define ERR_DOUBLEDEFINE <text:s text:c="7"/>(ERR_YACC <text:s text:c="3"/>+8 )</text:p>
      <text:p text:style-name="LI_20_Listing"><text:s text:c="4"/>#define ERR_COPYNOTALLOWED <text:s text:c="5"/>(ERR_YACC <text:s text:c="3"/>+9 )</text:p>
      <text:p text:style-name="LI_20_Listing"><text:s text:c="4"/>#define ERR_IDEXPECTED <text:s text:c="9"/>(ERR_YACC <text:s text:c="3"/>+10)</text:p>
      <text:p text:style-name="LI_20_Listing"><text:s text:c="4"/>#define ERR_ZERODIVISION <text:s text:c="7"/>(ERR_YACC <text:s text:c="3"/>+11)</text:p>
      <text:p text:style-name="LI_20_Listing"><text:s text:c="4"/>#define ERR_PRAGMA <text:s text:c="13"/>(ERR_YACC <text:s text:c="3"/>+12)</text:p>
      <text:p text:style-name="LI_20_Listing"><text:s text:c="4"/>#define ERR_DECLAREDEFINE <text:s text:c="6"/>(ERR_YACC <text:s text:c="3"/>+13)</text:p>
      <text:p text:style-name="LI_20_Listing"/>
      <text:p text:style-name="LI_20_Listing"><text:s text:c="4"/>#define WRN_LOCALID <text:s text:c="12"/>(ERR_WARNING +1 )</text:p>
      <text:p text:style-name="LI_20_Listing"><text:s text:c="4"/>#define WRN_GLOBALID <text:s text:c="11"/>(ERR_WARNING +2 )</text:p>
      <text:p text:style-name="LI_20_Listing"><text:s text:c="4"/>#define WRN_SUBINMEMBER <text:s text:c="8"/>(ERR_WARNING +3 )</text:p>
      <text:p text:style-name="LI_20_Listing"><text:s text:c="4"/>#define WRN_CONT_NOID <text:s text:c="10"/>(ERR_WARNING +4 )</text:p>
      <text:p text:style-name="LI_20_Listing"><text:s text:c="4"/>#define WRN_STR_REFNOTFOUND <text:s text:c="4"/>(ERR_WARNING +5 )</text:p>
      <text:p text:style-name="LI_20_Listing"><text:s text:c="4"/>#define WRN_MGR_REFNOTFOUND <text:s text:c="4"/>(ERR_WARNING +6 )</text:p>
      <text:p text:style-name="LI_20_Listing"><text:s text:c="4"/>#define WRN_CONT_DOUBLEID <text:s text:c="6"/>(ERR_WARNING +7 )</text:p>
      <text:p text:style-name="LI_20_Listing"/>
      <text:p text:style-name="LI_20_Listing">class RscError{</text:p>
      <text:p text:style-name="LI_20_Listing">public:</text:p>
      <text:p text:style-name="LI_20_Listing"><text:s text:c="4"/>USHORT <text:s/>nErrors;// Anzahl der Fehler</text:p>
      <text:p text:style-name="LI_20_Listing"><text:soft-page-break/><text:s text:c="20"/>RscError();</text:p>
      <text:p text:style-name="LI_20_Listing"><text:s text:c="4"/>void <text:s text:c="11"/>SetListFile( FILE * fList );</text:p>
      <text:p text:style-name="LI_20_Listing"><text:s text:c="4"/>virtual void <text:s text:c="3"/>StdOut( const char * );</text:p>
      <text:p text:style-name="LI_20_Listing"><text:s text:c="4"/>virtual void <text:s text:c="3"/>LstOut( const char * );</text:p>
      <text:p text:style-name="LI_20_Listing"><text:s text:c="4"/>virtual void <text:s text:c="3"/>Error( ERRTYPE nError, RscTop* pClass,</text:p>
      <text:p text:style-name="LI_20_Listing"><text:s text:c="27"/>const RscId &amp;aId,</text:p>
      <text:p text:style-name="LI_20_Listing"><text:s text:c="27"/>const char * pMessage = NULL );</text:p>
      <text:p text:style-name="LI_20_Listing"><text:s text:c="4"/>virtual void <text:s text:c="3"/>FatalError( ERRTYPE nError, const RscId</text:p>
      <text:p text:style-name="LI_20_Listing"><text:s text:c="22"/>&amp;aId, const char * pMessage = NULL );</text:p>
      <text:p text:style-name="LI_20_Listing">}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In dieser Klasse werden Fehlermeldungen ausgegeben. Die Fehlermeldungen werden zur Standartausgabe geschickt und in eine Listing-Datei geschrieben. Nach Aufruf der Methode FatalError() wird die Funktion RscExit() aufgerufen. Diese sollte das Programm terminieren.</text:p>
      <text:p text:style-name="GA_20_Grund_20_-_20_Absatzlayout_20_V1.5-LSLP8">Die Ausgabe der Fehler hat folgendes Format:</text:p>
      <text:p text:style-name="GA_20_Grund_20_-_20_Absatzlayout_20_V1.5-LSLP8">1.<text:tab/>Zeile in der der Fehler aufgetreten ist.</text:p>
      <text:p text:style-name="GA_20_Grund_20_-_20_Absatzlayout_20_V1.5-LSLP8">2.<text:tab/>Position an der der Fehler aufgetreten ist.</text:p>
      <text:p text:style-name="GA_20_Grund_20_-_20_Absatzlayout_20_V1.5-LSLP8">3.<text:tab/>Fehlernummer: Error ( Typ, Identifier ): Fehlermeldung.</text:p>
      <text:p text:style-name="GA_20_Grund_20_-_20_Absatzlayout_20_V1.5-LSLP8"/>
      <text:p text:style-name="F1_20_Fettschrift_20_einzeilig">Ausnahmen</text:p>
      <text:p text:style-name="GA_20_Grund_20_-_20_Absatzlayout_20_V1.5-LSLP8"/>
      <text:p text:style-name="GA_20_Grund_20_-_20_Absatzlayout_20_V1.5-LSLP8">Die Ausgabe wird unter MS-Windows nicht nach "stdout" umgeleitet, sondern sie wird unterdrückt.</text:p>
      <text:p text:style-name="GA_20_Grund_20_-_20_Absatzlayout_20_V1.5-LSLP8"/>
      <text:p text:style-name="F1_20_Fettschrift_20_einzeilig">Anmerkungen</text:p>
      <text:p text:style-name="GA_20_Grund_20_-_20_Absatzlayout_20_V1.5-LSLP8"/>
      <text:p text:style-name="GA_20_Grund_20_-_20_Absatzlayout_20_V1.5-LSLP8">Die Klasse tauscht Zeilennummern, Zeilen usw. über globale Variable mit dem Parser aus. Aus diesem Grund darf der Parser nicht rekursiv aufgerufen werden.</text:p>
      <text:p text:style-name="GA_20_Grund_20_-_20_Absatzlayout_20_V1.5-LSLP8">Wenn ein Fehler am Ende einer Zeile bemerkt wird, wird häufig die Zeile nach der Fehlerhaften angezeigt.</text:p>
      <text:p text:style-name="GA_20_Grund_20_-_20_Absatzlayout_20_V1.5-LSLP8"/>
      <text:p text:style-name="F1_20_Fettschrift_20_einzeilig">Querverweise</text:p>
      <text:p text:style-name="GA_20_Grund_20_-_20_Absatzlayout_20_V1.5-LSLP8"/>
      <text:p text:style-name="GA_20_Grund_20_-_20_Absatzlayout_20_V1.5-LSLP8">Klassen: <text:s text:c="3"/>RscTypCont, ERRTYPE, RscId, RscFileInst, alle Rsc... Klassen.</text:p>
      <text:p text:style-name="GA_20_Grund_20_-_20_Absatzlayout_20_V1.5-LSLP8">Funktionen: ::RscExit(), ::parser(), ::MacroParser(), ::IncludeParser().</text:p>
      <text:p text:style-name="GA_20_Grund_20_-_20_Absatzlayout_20_V1.5-LSLP8"/>
      <text:p text:style-name="F1_20_Fettschrift_20_einzeilig">Beispiel</text:p>
      <text:p text:style-name="GA_20_Grund_20_-_20_Absatzlayout_20_V1.5-LSLP8">Implementation der Standartausgabe unter MS-Windows.</text:p>
      <text:p text:style-name="GA_20_Grund_20_-_20_Absatzlayout_20_V1.5-LSLP8"/>
      <text:p text:style-name="LI_20_Listing">.....</text:p>
      <text:p text:style-name="LI_20_Listing">class WinError :: public RscError{</text:p>
      <text:p text:style-name="LI_20_Listing"><text:tab/>ListBox * pOutput;</text:p>
      <text:p text:style-name="LI_20_Listing">public:</text:p>
      <text:p text:style-name="LI_20_Listing"><text:tab/>WinError( ListBox * pListBox ) : RscError(){</text:p>
      <text:p text:style-name="LI_20_Listing"><text:tab/><text:tab/>pOutput = pListBox;</text:p>
      <text:p text:style-name="LI_20_Listing"><text:tab/>}</text:p>
      <text:p text:style-name="LI_20_Listing"><text:tab/>void StdOut( const char * pStr ){</text:p>
      <text:p text:style-name="LI_20_Listing"><text:tab/><text:tab/>//fuer gute Ausgabeformatierung muesste auf RETURN</text:p>
      <text:p text:style-name="LI_20_Listing"><text:soft-page-break/><text:tab/><text:tab/>//geachtet werden</text:p>
      <text:p text:style-name="LI_20_Listing"><text:tab/><text:tab/>pOutput.Insert( pStr, LISTBOX_APPEND );</text:p>
      <text:p text:style-name="LI_20_Listing"><text:tab/>}</text:p>
      <text:p text:style-name="LI_20_Listing">};</text:p>
      <text:p text:style-name="LI_20_Listing">.....</text:p>
      <text:p text:style-name="P8">─────────────────────────────────────────────────────────</text:p>
      <text:p text:style-name="GA_20_Grund_20_-_20_Absatzlayout_20_V1.5-LSLP8"/>
      <text:p text:style-name="U0_20_Überschrift"><text:alphabetical-index-mark-start text:id="IMark140347561891312"/>Fehlernummern<text:alphabetical-index-mark-end text:id="IMark140347561891312"/></text:p>
      <text:p text:style-name="GA_20_Grund_20_-_20_Absatzlayout_20_V1.5-LSLP8"/>
      <text:p text:style-name="FP_20_Funktionsparameter">ERR_ERROR<text:tab/>Allgemeiner Fehler, dieser Fehler kann nicht nicht genauer spezifiziert werden.</text:p>
      <text:p text:style-name="FP_20_Funktionsparameter">ERR_UNKNOWN_METHOD<text:tab/>Eine virtuelle Methode die in der abgeleiteten Klasse nicht implementiert ist. Siehe Methoden der Klasse RscInst: SetString(), SetNumber .... Man kann die Fehlermeldung als Typfehler betrachten, das heißt dieser Typ darf nicht verwendet werden.</text:p>
      <text:p text:style-name="FP_20_Funktionsparameter">ERR_OPENFILE<text:tab/>Die Datei mit dem angegebenen Namen konnte nicht geöffnet werden.</text:p>
      <text:p text:style-name="FP_20_Funktionsparameter">ERR_NOCHAR<text:tab/>Es konnte kein Zeichen generiert werden. Zum Beispiel kann '\333' nicht in ein Zeichen umgewandelt werden.</text:p>
      <text:p text:style-name="FP_20_Funktionsparameter">ERR_NORSCINST<text:tab/>Interner Fehler, eine Methode soll auf eine ungültige Instanz angewendet werden.</text:p>
      <text:p text:style-name="FP_20_Funktionsparameter">ERR_NOINPUT<text:tab/>Es wurde keine Eingabedatei angegeben.</text:p>
      <text:p text:style-name="FP_20_Funktionsparameter">ERR_USAGE<text:tab/>Es wird eine Kommandozeilenhilfe ausgegeben (rsc -h).</text:p>
      <text:p text:style-name="FP_20_Funktionsparameter">ERR_UNKNOWNSW<text:tab/>In der Kommandozeile wurde ein unbekannter Schalter verwendet.</text:p>
      <text:p text:style-name="FP_20_Funktionsparameter">ERR_REFTODEEP<text:tab/>Referenzen werden nur bis zu einer bestimmten Tiefe aufgelöst. Der Fehler bedeutet, das Referenzen rekursiv definiert wurden oder daß sie zu tief verschachtelt sind.</text:p>
      <text:p text:style-name="FP_20_Funktionsparameter">ERR_RSCRANGE<text:tab/>In der Klasse RscRange ist ein Fehler aufgetreten.</text:p>
      <text:p text:style-name="FP_20_Funktionsparameter">ERR_RSCRANGE_OUTDEFSET<text:tab/>In eine RscRange-Instanz wurde versucht eine Zahl einzusetzen, die außerhalb des Wertebereichs liegt.</text:p>
      <text:p text:style-name="FP_20_Funktionsparameter">ERR_RSCENUM<text:tab/>In der Klasse RscEnum ist ein Fehler aufgetreten.</text:p>
      <text:p text:style-name="FP_20_Funktionsparameter">ERR_RSCFLAG<text:tab/>In der Klasse RscFlag ist ein Fehler aufgetreten.</text:p>
      <text:p text:style-name="FP_20_Funktionsparameter">ERR_RSCCONT<text:tab/>In der Klasse RscCont ist ein Fehler aufgetreten.</text:p>
      <text:p text:style-name="FP_20_Funktionsparameter">ERR_CONT_INVALIDPOS<text:tab/>In einer RscCont-Instanz wurde auf eine Position zugegriffen, auf der sich keine Instanz befunden hat.</text:p>
      <text:p text:style-name="FP_20_Funktionsparameter">ERR_CONT_INVALIDTYPE<text:tab/>In einer RscCont-Instanz wurde versucht eine Instanz mit falschem Typ einzusetzen.</text:p>
      <text:p text:style-name="FP_20_Funktionsparameter">ERR_RSCINST<text:tab/>In der Klasse RscInst ist ein Fehler aufgetreten.</text:p>
      <text:p text:style-name="FP_20_Funktionsparameter">ERR_RSCINST_NOVARNAME<text:tab/>Eine Methode der Klasse RscInst die einen Variablennamen als Parameter benötigt stellt fest, das dieser Name in der entsprechenden Instanz nicht als Variable definiert ist. Vermutlich hat die RscInst-Instanz einen anderen Typ als erwartet.</text:p>
      <text:p text:style-name="FP_20_Funktionsparameter">ERR_RSCINST_RESERVEDNAME<text:tab/>Für ein Makro soll eine Name verwendet werden, der schon belegt ist. Namen können zum Beispiel schon für Variablen vergeben sein.</text:p>
      <text:p text:style-name="GA_20_Grund_20_-_20_Absatzlayout_20_V1.5-LSLP8"/>
      <text:p text:style-name="GA_20_Grund_20_-_20_Absatzlayout_20_V1.5-LSLP8">Es folgen Fehler die beim Parsen auftreten können.</text:p>
      <text:p text:style-name="FP_20_Funktionsparameter">ERR_YACC<text:tab/>Allgemeiner Fehler der beim Parsen aufgetreten ist.</text:p>
      <text:p text:style-name="FP_20_Funktionsparameter">ERR_DOUBLEID<text:tab/>Zwei globale Resourcen haben den gleichen Identifier.</text:p>
      <text:p text:style-name="FP_20_Funktionsparameter">ERR_FALSETYPE<text:tab/>Der verwendete Typ ist nicht erlaubt.</text:p>
      <text:p text:style-name="FP_20_Funktionsparameter"><text:soft-page-break/>ERR_NOVARIABLENAME<text:tab/>Die Variable darf hier nicht verwendet werden.</text:p>
      <text:p text:style-name="FP_20_Funktionsparameter">ERR_USHORTRANGE<text:tab/>Der Zahlenwert ist außerhalb von [0, 0xFFFF].</text:p>
      <text:p text:style-name="FP_20_Funktionsparameter">ERR_IDRANGE<text:tab/>Der Zahlenwert ist außerhalb von [0, 0x7FFF].</text:p>
      <text:p text:style-name="FP_20_Funktionsparameter">ERR_NOCOPYOBJ<text:tab/>Defaultresource wurde nicht gefunden. Eine Resourceinstanz kann mit einer anderen initialisiert werden. Diese ander Instanz wurde nicht gefunden.</text:p>
      <text:p text:style-name="FP_20_Funktionsparameter">ERR_REFNOTALLOWED<text:tab/>An dieser Stelle ist die Angabe einer Referenz verboten.</text:p>
      <text:p text:style-name="FP_20_Funktionsparameter">ERR_DOUBLEDEFINE<text:tab/>Ein Makroname soll doppelt vergeben werden.</text:p>
      <text:p text:style-name="FP_20_Funktionsparameter">ERR_COPYNOTALLOWED<text:tab/>Die Angabe einer Defaultresource ist verboten.</text:p>
      <text:p text:style-name="FP_20_Funktionsparameter">ERR_IDEXPECTED<text:tab/>Ein Identifier muß Angegeben werden.</text:p>
      <text:p text:style-name="FP_20_Funktionsparameter">ERR_ZERODIVISION<text:tab/>Es sollte durch Null geteilt werden.</text:p>
      <text:p text:style-name="FP_20_Funktionsparameter">ERR_PRAGMA<text:tab/>Bei der Angabe eines Pragmas ist ein Fehler aufgetreten.</text:p>
      <text:p text:style-name="FP_20_Funktionsparameter">ERR_DECLAREDEFINE<text:tab/>Ein Makro mit dieser Deklaration kann nicht erstellt werden. Entweder eine rekursive Definition oder die verwendeten Makros sind nicht in der Abhängigkeitsliste.</text:p>
      <text:p text:style-name="GA_20_Grund_20_-_20_Absatzlayout_20_V1.5-LSLP8"/>
      <text:p text:style-name="GA_20_Grund_20_-_20_Absatzlayout_20_V1.5-LSLP8">Es folgen Warnungen.</text:p>
      <text:p text:style-name="FP_20_Funktionsparameter">WRN_LOCALID<text:tab/>Resourcen die sich innerhalb einer anderen Resource befinden (Unterresourcen) haben ein Identifier über 255.</text:p>
      <text:p text:style-name="FP_20_Funktionsparameter">WRN_GLOBALID<text:tab/>Globale Resourcen haben einen Identifier unter 256.</text:p>
      <text:p text:style-name="FP_20_Funktionsparameter">WRN_SUBINMEMBER<text:tab/>Die Unterresource werden nicht beachtet. Das bedeutet, daß auf diese Resourcen zur Laufzeit nicht zugegriffen werden kann.</text:p>
      <text:p text:style-name="FP_20_Funktionsparameter">WRN_CONT_NOID<text:tab/>Die Resourcen haben einen ungültigen Identifier. Auf diese Resourcen kann zur Laufzeit nicht zugegriffen werden.</text:p>
      <text:p text:style-name="FP_20_Funktionsparameter">WRN_STR_REFNOTFOUND<text:tab/>Beim schreiben ein rc-Datei konnte eine Stringreferenz nicht aufgelöst werden.</text:p>
      <text:p text:style-name="FP_20_Funktionsparameter">WRN_MGR_REFNOTFOUND<text:tab/>Beim schreiben ein rc-Datei konnte eine Referenz nicht aufgelöst werden. Wenn auf Unterresourcen zugegriffen wird, die sich in der referenzierten Resource befinden, dann kann ein Laufzeitfehler auftreten.</text:p>
      <text:p text:style-name="FP_20_Funktionsparameter">WRN_CONT_DOUBLEID<text:tab/>Zwei Unterresource haben den gleichen Identifier.</text:p>
      <text:p text:style-name="GA_20_Grund_20_-_20_Absatzlayout_20_V1.5-LSLP8"/>
      <text:p text:style-name="P6">─────────────────────────────────────────────────────────</text:p>
      <text:p text:style-name="GA_20_Grund_20_-_20_Absatzlayout_20_V1.5-LSLP8"/>
      <text:p text:style-name="U0_20_Überschrift"><text:alphabetical-index-mark-start text:id="IMark140347561891312"/>RscError::RscError()<text:alphabetical-index-mark-end text:id="IMark140347561891312"/></text:p>
      <text:p text:style-name="GA_20_Grund_20_-_20_Absatzlayout_20_V1.5-LSLP8"/>
      <text:p text:style-name="LI_20_Listing">RscError::RscError(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Eine Instanz wird erzeugt. Der Fehlerzähler wird auf Null gesetzt.</text:p>
      <text:p text:style-name="GA_20_Grund_20_-_20_Absatzlayout_20_V1.5-LSLP8"/>
      <text:p text:style-name="P6">─────────────────────────────────────────────────────────</text:p>
      <text:p text:style-name="GA_20_Grund_20_-_20_Absatzlayout_20_V1.5-LSLP8"/>
      <text:p text:style-name="U0_20_Überschrift"><text:soft-page-break/><text:alphabetical-index-mark-start text:id="IMark140347561891312"/>RscError::SetListFile()<text:alphabetical-index-mark-end text:id="IMark140347561891312"/></text:p>
      <text:p text:style-name="GA_20_Grund_20_-_20_Absatzlayout_20_V1.5-LSLP8"/>
      <text:p text:style-name="LI_20_Listing">void RscError::SetListFile( FILE * fLstFile 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Es wird eine Datei angegeben in die das Listing und die Fehlermeldungen geschrieben werden. fListing darf auch NULL sein, dann wird kein Listing erzeugt.</text:p>
      <text:p text:style-name="GA_20_Grund_20_-_20_Absatzlayout_20_V1.5-LSLP8"/>
      <text:p text:style-name="F1_20_Fettschrift_20_einzeilig">Parameter</text:p>
      <text:p text:style-name="GA_20_Grund_20_-_20_Absatzlayout_20_V1.5-LSLP8"/>
      <text:p text:style-name="FP_20_Funktionsparameter">fLstFile<text:tab/>Dies ist die Datei in die geschrieben wird.</text:p>
      <text:p text:style-name="GA_20_Grund_20_-_20_Absatzlayout_20_V1.5-LSLP8"/>
      <text:p text:style-name="F1_20_Fettschrift_20_einzeilig">Anmerkung</text:p>
      <text:p text:style-name="GA_20_Grund_20_-_20_Absatzlayout_20_V1.5-LSLP8"/>
      <text:p text:style-name="GA_20_Grund_20_-_20_Absatzlayout_20_V1.5-LSLP8">Für das Öffnen und Schließen ist der Aufrufer verantwortlich.</text:p>
      <text:p text:style-name="GA_20_Grund_20_-_20_Absatzlayout_20_V1.5-LSLP8"/>
      <text:p text:style-name="P6">─────────────────────────────────────────────────────────</text:p>
      <text:p text:style-name="GA_20_Grund_20_-_20_Absatzlayout_20_V1.5-LSLP8"/>
      <text:p text:style-name="U0_20_Überschrift"><text:alphabetical-index-mark-start text:id="IMark140347561891312"/>RscError::StdOut()<text:alphabetical-index-mark-end text:id="IMark140347561891312"/></text:p>
      <text:p text:style-name="GA_20_Grund_20_-_20_Absatzlayout_20_V1.5-LSLP8"/>
      <text:p text:style-name="LI_20_Listing">virtual void RscError::StdOut( const char * pStr 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Alle Zeichenketten werden nach stdout geschrieben.</text:p>
      <text:p text:style-name="GA_20_Grund_20_-_20_Absatzlayout_20_V1.5-LSLP8"/>
      <text:p text:style-name="F1_20_Fettschrift_20_einzeilig">Parameter</text:p>
      <text:p text:style-name="GA_20_Grund_20_-_20_Absatzlayout_20_V1.5-LSLP8"/>
      <text:p text:style-name="FP_20_Funktionsparameter">pStr<text:tab/>Dies ist die Zeichenkette die geschrieben wird.</text:p>
      <text:p text:style-name="GA_20_Grund_20_-_20_Absatzlayout_20_V1.5-LSLP8"/>
      <text:p text:style-name="F1_20_Fettschrift_20_einzeilig">Ausnahmen</text:p>
      <text:p text:style-name="GA_20_Grund_20_-_20_Absatzlayout_20_V1.5-LSLP8"/>
      <text:p text:style-name="GA_20_Grund_20_-_20_Absatzlayout_20_V1.5-LSLP8">Unter MS-Windows wird nicht nach stdout ausgegeben.</text:p>
      <text:p text:style-name="GA_20_Grund_20_-_20_Absatzlayout_20_V1.5-LSLP8"/>
      <text:p text:style-name="P6">─────────────────────────────────────────────────────────</text:p>
      <text:p text:style-name="GA_20_Grund_20_-_20_Absatzlayout_20_V1.5-LSLP8"/>
      <text:p text:style-name="U0_20_Überschrift"><text:alphabetical-index-mark-start text:id="IMark140347561891312"/>RscError::StdLst()<text:alphabetical-index-mark-end text:id="IMark140347561891312"/></text:p>
      <text:p text:style-name="GA_20_Grund_20_-_20_Absatzlayout_20_V1.5-LSLP8"/>
      <text:p text:style-name="LI_20_Listing">virtual void RscError::StdLst( const char * pStr 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Alle Zeichenketten werden in die Listing-Datei geschrieben.</text:p>
      <text:p text:style-name="GA_20_Grund_20_-_20_Absatzlayout_20_V1.5-LSLP8"/>
      <text:p text:style-name="F1_20_Fettschrift_20_einzeilig">Parameter</text:p>
      <text:p text:style-name="GA_20_Grund_20_-_20_Absatzlayout_20_V1.5-LSLP8"><text:soft-page-break/></text:p>
      <text:p text:style-name="FP_20_Funktionsparameter">pStr<text:tab/>Dies ist die Zeichenkette die geschrieben wird.</text:p>
      <text:p text:style-name="GA_20_Grund_20_-_20_Absatzlayout_20_V1.5-LSLP8"/>
      <text:p text:style-name="F1_20_Fettschrift_20_einzeilig">Ausnahmen</text:p>
      <text:p text:style-name="GA_20_Grund_20_-_20_Absatzlayout_20_V1.5-LSLP8"/>
      <text:p text:style-name="GA_20_Grund_20_-_20_Absatzlayout_20_V1.5-LSLP8">Wenn keine Listing-Datei angegeben ist passiert nichts.</text:p>
      <text:p text:style-name="GA_20_Grund_20_-_20_Absatzlayout_20_V1.5-LSLP8"/>
      <text:p text:style-name="GA_20_Grund_20_-_20_Absatzlayout_20_V1.5-LSLP8">Querverweise</text:p>
      <text:p text:style-name="GA_20_Grund_20_-_20_Absatzlayout_20_V1.5-LSLP8"/>
      <text:p text:style-name="GA_20_Grund_20_-_20_Absatzlayout_20_V1.5-LSLP8">Methoden: SetListFile().</text:p>
      <text:p text:style-name="GA_20_Grund_20_-_20_Absatzlayout_20_V1.5-LSLP8"/>
      <text:p text:style-name="P6">─────────────────────────────────────────────────────────</text:p>
      <text:p text:style-name="GA_20_Grund_20_-_20_Absatzlayout_20_V1.5-LSLP8"/>
      <text:p text:style-name="U0_20_Überschrift"><text:alphabetical-index-mark-start text:id="IMark140347561891312"/>RscError::Error()<text:alphabetical-index-mark-end text:id="IMark140347561891312"/></text:p>
      <text:p text:style-name="GA_20_Grund_20_-_20_Absatzlayout_20_V1.5-LSLP8"/>
      <text:p text:style-name="LI_20_Listing">virtual void RscError::Error( ERRTYPE aError,</text:p>
      <text:p text:style-name="LI_20_Listing"><text:s text:c="30"/>RscTop * pClass,</text:p>
      <text:p text:style-name="LI_20_Listing"><text:s text:c="30"/>const RscId &amp; rId,</text:p>
      <text:p text:style-name="LI_20_Listing"><text:s text:c="30"/>const char * pMess = NULL 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Mit dieser Methode werden Fehler- und Warnungsmeldungen ausgegeben. Die Methode benutzt die Methoden StdOut() und LstOut(). Wenn eine Fehlermeldung vorliegt wird der Fehlerzähler um eins erhöht.</text:p>
      <text:p text:style-name="GA_20_Grund_20_-_20_Absatzlayout_20_V1.5-LSLP8"/>
      <text:p text:style-name="F1_20_Fettschrift_20_einzeilig">Parameter</text:p>
      <text:p text:style-name="GA_20_Grund_20_-_20_Absatzlayout_20_V1.5-LSLP8"/>
      <text:p text:style-name="FP_20_Funktionsparameter">aError<text:tab/>Hierin ist die Fehlernummer gespeichert. Über diese wird der Fehlertext ermittelt.</text:p>
      <text:p text:style-name="FP_20_Funktionsparameter">pClass<text:tab/>Dies ist der Typ der Resourceinstanz, in der der Fehler aufgetreten ist. pClass darf NULL sein.</text:p>
      <text:p text:style-name="FP_20_Funktionsparameter">rId<text:tab/>Dies ist der Identifier der Resourceinstanz, in der der Fehler aufgetreten ist.</text:p>
      <text:p text:style-name="FP_20_Funktionsparameter">pMess<text:tab/>Dies ist der Fehlertext. pMess darf NULL sein.</text:p>
      <text:p text:style-name="GA_20_Grund_20_-_20_Absatzlayout_20_V1.5-LSLP8"/>
      <text:p text:style-name="P6">─────────────────────────────────────────────────────────</text:p>
      <text:p text:style-name="GA_20_Grund_20_-_20_Absatzlayout_20_V1.5-LSLP8"/>
      <text:p text:style-name="U0_20_Überschrift"><text:alphabetical-index-mark-start text:id="IMark140347561891312"/>RscError::FatalError()<text:alphabetical-index-mark-end text:id="IMark140347561891312"/></text:p>
      <text:p text:style-name="GA_20_Grund_20_-_20_Absatzlayout_20_V1.5-LSLP8"/>
      <text:p text:style-name="LI_20_Listing">virtual void RscError::FatalError( ERRTYPE aError,</text:p>
      <text:p text:style-name="LI_20_Listing"><text:s text:c="30"/>const RscId &amp; rId,</text:p>
      <text:p text:style-name="LI_20_Listing"><text:s text:c="30"/>const char * pMess = NULL 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Mit dieser Methode werden schwerwiegende Fehler angezeigt. Die Methode benutzt die Methoden StdOut() und LstOut(). Die Funktion RscExit( 1 ) wird gerufen, diese <text:soft-page-break/>sollte das Programm beenden.</text:p>
      <text:p text:style-name="GA_20_Grund_20_-_20_Absatzlayout_20_V1.5-LSLP8"/>
      <text:p text:style-name="F1_20_Fettschrift_20_einzeilig">Parameter</text:p>
      <text:p text:style-name="GA_20_Grund_20_-_20_Absatzlayout_20_V1.5-LSLP8"/>
      <text:p text:style-name="FP_20_Funktionsparameter">aError<text:tab/>Hierin ist die Fehlernummer gespeichert. Über diese wird der Fehlertext ermittelt.</text:p>
      <text:p text:style-name="FP_20_Funktionsparameter">rId<text:tab/>Dies ist der Identifier der Resourceinstanz, in der der Fehler aufgetreten ist.</text:p>
      <text:p text:style-name="FP_20_Funktionsparameter">pMess<text:tab/>Dies ist der Fehlertext. pMess darf NULL sein.</text:p>
      <text:p text:style-name="GA_20_Grund_20_-_20_Absatzlayout_20_V1.5-LSLP8"/>
      <text:p text:style-name="P6">─────────────────────────────────────────────────────────</text:p>
      <text:p text:style-name="GA_20_Grund_20_-_20_Absatzlayout_20_V1.5-LSLP8"/>
      <text:p text:style-name="U0_20_Überschrift"><text:toc-mark-start text:id="IMark140347561891312" text:outline-level="1"/><text:alphabetical-index-mark-start text:id="IMark140347561891408"/>::RscExit()<text:alphabetical-index-mark-end text:id="IMark140347561891408"/><text:toc-mark-end text:id="IMark140347561891312"/></text:p>
      <text:p text:style-name="GA_20_Grund_20_-_20_Absatzlayout_20_V1.5-LSLP8"/>
      <text:p text:style-name="LI_20_Listing">void RscExit( USHORT nExit 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Diese Methode wird gerufen wenn ein schwerwiegende Fehler aufgetreten ist. Das Programm muß beendet werden.</text:p>
      <text:p text:style-name="GA_20_Grund_20_-_20_Absatzlayout_20_V1.5-LSLP8">Fehlernummer:</text:p>
      <text:p text:style-name="FP_20_Funktionsparameter">1<text:tab/>Die Funktion FatalError() wurde aufgerufen.</text:p>
      <text:p text:style-name="FP_20_Funktionsparameter">10<text:tab/>Mit den c-Funktionen alloc() oder realloc() wird kein Speicher mehr zur Verfügung gestellt.</text:p>
      <text:p text:style-name="FP_20_Funktionsparameter">11<text:tab/>Hashtabelle läuft über.</text:p>
      <text:p text:style-name="FP_20_Funktionsparameter">12<text:tab/>Es wird mehr als 64k -1 Byte Speicher angefordert.</text:p>
      <text:p text:style-name="FP_20_Funktionsparameter">13<text:tab/>In einem internen Zeichenkettenfeld ist nicht genug Platz.</text:p>
      <text:p text:style-name="FP_20_Funktionsparameter">14<text:tab/>Es wird ein Objekt gelöscht auf das noch mindestens eine Referenz besteht.</text:p>
      <text:p text:style-name="FP_20_Funktionsparameter">16<text:tab/>Maximal 32 Variablen pro Klasse erlaubt.</text:p>
      <text:p text:style-name="GA_20_Grund_20_-_20_Absatzlayout_20_V1.5-LSLP8"/>
      <text:p text:style-name="F1_20_Fettschrift_20_einzeilig">Parameter</text:p>
      <text:p text:style-name="GA_20_Grund_20_-_20_Absatzlayout_20_V1.5-LSLP8"/>
      <text:p text:style-name="FP_20_Funktionsparameter">nExit<text:tab/>Mit Hilfe dieser Zahl wird der aufgetreten Fehler etwas genauer beschrieben.</text:p>
      <text:p text:style-name="GA_20_Grund_20_-_20_Absatzlayout_20_V1.5-LSLP8"/>
      <text:p text:style-name="F1_20_Fettschrift_20_einzeilig">Beispiel</text:p>
      <text:p text:style-name="GA_20_Grund_20_-_20_Absatzlayout_20_V1.5-LSLP8"/>
      <text:p text:style-name="LI_20_Listing">void RscExit( USHORT nExit ){</text:p>
      <text:p text:style-name="LI_20_Listing"><text:tab/>if( nExit )</text:p>
      <text:p text:style-name="LI_20_Listing"><text:tab/><text:tab/>printf( "Program exit ist %d\n" nExit );</text:p>
      <text:p text:style-name="LI_20_Listing"><text:tab/>exit( nExit );</text:p>
      <text:p text:style-name="LI_20_Listing">};</text:p>
      <text:p text:style-name="GA_20_Grund_20_-_20_Absatzlayout_20_V1.5-LSLP8"/>
      <text:p text:style-name="P6">─────────────────────────────────────────────────────────</text:p>
      <text:p text:style-name="GA_20_Grund_20_-_20_Absatzlayout_20_V1.5-LSLP8"/>
      <text:p text:style-name="GA_20_Grund_20_-_20_Absatzlayout_20_V1.5-LSLP8"/>
      <text:p text:style-name="GA_20_Grund_20_-_20_Absatzlayout_20_V1.5-LSLP8"/>
      <text:p text:style-name="P13"/>
      <text:p text:style-name="U0_20_Überschrift"><text:toc-mark-start text:id="IMark140347561891312" text:outline-level="1"/>Stichwortverzeichnis<text:toc-mark-end text:id="IMark140347561891312"/></text:p>
      <text:p text:style-name="GA_20_Grund_20_-_20_Absatzlayout_20_V1.5-LSLP8"/>
      <text:p text:style-name="SV_20_Stichwortverzeichnis">::RscExit()<text:tab/>15</text:p>
      <text:p text:style-name="SV_20_Stichwortverzeichnis">ERRTYPE::Clear()<text:tab/>9</text:p>
      <text:p text:style-name="SV_20_Stichwortverzeichnis">ERRTYPE::ERRTYPE()<text:tab/>7</text:p>
      <text:p text:style-name="SV_20_Stichwortverzeichnis">ERRTYPE::IsError()<text:tab/>8</text:p>
      <text:p text:style-name="SV_20_Stichwortverzeichnis">ERRTYPE::IsOk()<text:tab/>9</text:p>
      <text:p text:style-name="SV_20_Stichwortverzeichnis">ERRTYPE::IsWarning()<text:tab/>9</text:p>
      <text:p text:style-name="SV_20_Stichwortverzeichnis">ERRTYPE::operator =()<text:tab/>7</text:p>
      <text:p text:style-name="SV_20_Stichwortverzeichnis">ERRTYPE::operator USHORT()<text:tab/>8</text:p>
      <text:p text:style-name="SV_20_Stichwortverzeichnis">ERRTYPE<text:tab/>6</text:p>
      <text:p text:style-name="SV_20_Stichwortverzeichnis">Fehlernummern<text:tab/>12</text:p>
      <text:p text:style-name="SV_20_Stichwortverzeichnis">RscError<text:tab/>10</text:p>
      <text:p text:style-name="SV_20_Stichwortverzeichnis">RscError::Error()<text:tab/>14</text:p>
      <text:p text:style-name="SV_20_Stichwortverzeichnis">RscError::FatalError()<text:tab/>15</text:p>
      <text:p text:style-name="SV_20_Stichwortverzeichnis">RscError::RscError()<text:tab/>13</text:p>
      <text:p text:style-name="SV_20_Stichwortverzeichnis">RscError::SetListFile()<text:tab/>13</text:p>
      <text:p text:style-name="SV_20_Stichwortverzeichnis">RscError::StdLst()<text:tab/>14</text:p>
      <text:p text:style-name="SV_20_Stichwortverzeichnis">RscError::StdOut()<text:tab/>13</text:p>
      <text:p text:style-name="SV_20_Stichwortverzeichnis"/>
      <text:p text:style-name="GA_20_Grund_20_-_20_Absatzlayout_20_V1.5-LSL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ne Printer" svg:font-family="'Line Printer'" style:font-family-generic="system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A_20_Grund_20_-_20_Absatzlayout_20_V1.5-LSLP8" style:display-name="GA Grund - Absatzlayout V1.5-LSLP8" style:family="paragraph">
      <style:paragraph-properties fo:margin="100%" fo:margin-left="0cm" fo:margin-right="0cm" fo:margin-top="0cm" fo:margin-bottom="0cm" style:line-height-at-least="0.423cm" fo:text-align="start" style:justify-single-word="false" fo:keep-together="auto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</style:style>
    <style:style style:name="GR_20_Grundabsatzlayout-rechtsbündig" style:display-name="GR Grundabsatzlayout-rechtsbündig" style:family="paragraph">
      <style:paragraph-properties fo:margin="100%" fo:margin-left="0cm" fo:margin-right="0cm" fo:margin-top="0cm" fo:margin-bottom="0cm" style:line-height-at-least="0.423cm" fo:text-align="end" style:justify-single-word="false" fo:keep-together="auto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</style:style>
    <style:style style:name="LI_20_Listing" style:display-name="LI Listing" style:family="paragraph">
      <style:paragraph-properties fo:margin="100%" fo:margin-left="0cm" fo:margin-right="0cm" fo:margin-top="0cm" fo:margin-bottom="0cm" style:line-height-at-least="0.423cm" fo:text-align="start" style:justify-single-word="false" fo:keep-together="auto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font-name="Line Printer" fo:font-size="11.5pt"/>
    </style:style>
    <style:style style:name="U0_20_Überschrift" style:display-name="U0 Überschrift" style:family="paragraph">
      <style:paragraph-properties fo:margin="100%" fo:margin-left="0cm" fo:margin-right="0cm" fo:margin-top="0cm" fo:margin-bottom="0cm" style:line-spacing="0.24cm" fo:text-align="start" style:justify-single-word="false" fo:keep-together="auto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</style:style>
    <style:style style:name="U1_20_Überschrift_20_X." style:display-name="U1 Überschrift X." style:family="paragraph">
      <style:paragraph-properties fo:margin="100%" fo:margin-left="0cm" fo:margin-right="0cm" fo:margin-top="0cm" fo:margin-bottom="0cm" style:line-spacing="0.24cm" fo:text-align="start" style:justify-single-word="false" fo:keep-together="auto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</style:style>
    <style:style style:name="U2_20_Überschrift_20_X.X." style:display-name="U2 Überschrift X.X." style:family="paragraph">
      <style:paragraph-properties fo:margin="100%" fo:margin-left="0cm" fo:margin-right="0cm" fo:margin-top="0cm" fo:margin-bottom="0cm" style:line-spacing="0.24cm" fo:text-align="start" style:justify-single-word="false" fo:keep-together="auto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</style:style>
    <style:style style:name="U3_20_Überschrift_20_X.X.X." style:display-name="U3 Überschrift X.X.X." style:family="paragraph">
      <style:paragraph-properties fo:margin="100%" fo:margin-left="0cm" fo:margin-right="0cm" fo:margin-top="0cm" fo:margin-bottom="0cm" style:line-spacing="0.24cm" fo:text-align="start" style:justify-single-word="false" fo:keep-together="auto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</style:style>
    <style:style style:name="U4_20_Überschrift_20_X.X.X.X." style:display-name="U4 Überschrift X.X.X.X." style:family="paragraph">
      <style:paragraph-properties fo:margin="100%" fo:margin-left="0cm" fo:margin-right="0cm" fo:margin-top="0cm" fo:margin-bottom="0cm" style:line-height-at-least="0.423cm" fo:text-align="start" style:justify-single-word="false" fo:keep-together="auto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</style:style>
    <style:style style:name="U5_20_Überschrift_20_X.X.X.X.X." style:display-name="U5 Überschrift X.X.X.X.X." style:family="paragraph">
      <style:paragraph-properties fo:margin="100%" fo:margin-left="0cm" fo:margin-right="0cm" fo:margin-top="0cm" fo:margin-bottom="0cm" style:line-height-at-least="0.423cm" fo:text-align="start" style:justify-single-word="false" fo:keep-together="auto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</style:style>
    <style:style style:name="E1_20_Einrückung_20_4_20_Sp_20__2f__20_4_20_Sp" style:display-name="E1 Einrückung 4 Sp / 4 Sp" style:family="paragraph">
      <style:paragraph-properties fo:margin="100%" fo:margin-left="1.016cm" fo:margin-right="0cm" fo:margin-top="0cm" fo:margin-bottom="0cm" style:line-height-at-least="0.423cm" fo:text-align="start" style:justify-single-word="false" fo:keep-together="auto" fo:text-indent="0cm" style:auto-text-indent="false">
        <style:tab-stops>
          <style:tab-stop style:position="0cm"/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</style:tab-stops>
      </style:paragraph-properties>
    </style:style>
    <style:style style:name="E2_20_Einrückung_20_8_20_Sp_20__2f__20_8_20_Sp" style:display-name="E2 Einrückung 8 Sp / 8 Sp" style:family="paragraph">
      <style:paragraph-properties fo:margin="100%" fo:margin-left="2.028cm" fo:margin-right="0cm" fo:margin-top="0cm" fo:margin-bottom="0cm" style:line-height-at-least="0.423cm" fo:text-align="start" style:justify-single-word="false" fo:keep-together="auto" fo:text-indent="0cm" style:auto-text-indent="false">
        <style:tab-stops>
          <style:tab-stop style:position="-1.012cm"/>
          <style:tab-stop style:position="0.004cm"/>
          <style:tab-stop style:position="1.02cm"/>
          <style:tab-stop style:position="2.036cm"/>
          <style:tab-stop style:position="3.052cm"/>
          <style:tab-stop style:position="4.068cm"/>
          <style:tab-stop style:position="5.084cm"/>
          <style:tab-stop style:position="6.1cm"/>
          <style:tab-stop style:position="7.116cm"/>
          <style:tab-stop style:position="8.132cm"/>
          <style:tab-stop style:position="9.148cm"/>
          <style:tab-stop style:position="10.164cm"/>
          <style:tab-stop style:position="11.18cm"/>
        </style:tab-stops>
      </style:paragraph-properties>
    </style:style>
    <style:style style:name="E3_20_Einrückung_20_0_20_Sp_20__2f__20_4_20_Sp" style:display-name="E3 Einrückung 0 Sp / 4 Sp" style:family="paragraph">
      <style:paragraph-properties fo:margin="100%" fo:margin-left="0.995cm" fo:margin-right="0cm" fo:margin-top="0cm" fo:margin-bottom="0cm" style:line-height-at-least="0.423cm" fo:text-align="start" style:justify-single-word="false" fo:keep-together="auto" fo:text-indent="-0.995cm" style:auto-text-indent="false">
        <style:tab-stops>
          <style:tab-stop style:position="0.021cm"/>
          <style:tab-stop style:position="1.037cm"/>
          <style:tab-stop style:position="2.053cm"/>
          <style:tab-stop style:position="3.069cm"/>
          <style:tab-stop style:position="4.085cm"/>
          <style:tab-stop style:position="5.101cm"/>
          <style:tab-stop style:position="6.117cm"/>
          <style:tab-stop style:position="7.133cm"/>
          <style:tab-stop style:position="8.149cm"/>
          <style:tab-stop style:position="9.165cm"/>
          <style:tab-stop style:position="10.181cm"/>
          <style:tab-stop style:position="11.197cm"/>
          <style:tab-stop style:position="12.213cm"/>
        </style:tab-stops>
      </style:paragraph-properties>
    </style:style>
    <style:style style:name="E4_20_Einrückung_20_4_20_Sp_20__2f__20_8_20_Sp" style:display-name="E4 Einrückung 4 Sp / 8 Sp" style:family="paragraph">
      <style:paragraph-properties fo:margin="100%" fo:margin-left="2.028cm" fo:margin-right="0cm" fo:margin-top="0cm" fo:margin-bottom="0cm" style:line-height-at-least="0.423cm" fo:text-align="start" style:justify-single-word="false" fo:keep-together="auto" fo:text-indent="-1.034cm" style:auto-text-indent="false">
        <style:tab-stops>
          <style:tab-stop style:position="-1.012cm"/>
          <style:tab-stop style:position="0.004cm"/>
          <style:tab-stop style:position="1.02cm"/>
          <style:tab-stop style:position="2.036cm"/>
          <style:tab-stop style:position="3.052cm"/>
          <style:tab-stop style:position="4.068cm"/>
          <style:tab-stop style:position="5.084cm"/>
          <style:tab-stop style:position="6.1cm"/>
          <style:tab-stop style:position="7.116cm"/>
          <style:tab-stop style:position="8.132cm"/>
          <style:tab-stop style:position="9.148cm"/>
          <style:tab-stop style:position="10.164cm"/>
          <style:tab-stop style:position="11.18cm"/>
        </style:tab-stops>
      </style:paragraph-properties>
    </style:style>
    <style:style style:name="FP_20_Funktionsparameter" style:display-name="FP Funktionsparameter" style:family="paragraph">
      <style:paragraph-properties fo:margin="100%" fo:margin-left="5.099cm" fo:margin-right="0cm" fo:margin-top="0cm" fo:margin-bottom="0cm" style:line-height-at-least="0.423cm" fo:text-align="start" style:justify-single-word="false" fo:keep-together="auto" fo:text-indent="-5.099cm" style:auto-text-indent="false">
        <style:tab-stops>
          <style:tab-stop style:position="-4.083cm"/>
          <style:tab-stop style:position="-3.067cm"/>
          <style:tab-stop style:position="-2.051cm"/>
          <style:tab-stop style:position="-1.035cm"/>
          <style:tab-stop style:position="-0.019cm"/>
          <style:tab-stop style:position="0.997cm"/>
          <style:tab-stop style:position="2.013cm"/>
          <style:tab-stop style:position="3.029cm"/>
          <style:tab-stop style:position="4.045cm"/>
          <style:tab-stop style:position="5.061cm"/>
          <style:tab-stop style:position="6.077cm"/>
          <style:tab-stop style:position="7.093cm"/>
          <style:tab-stop style:position="8.109cm"/>
        </style:tab-stops>
      </style:paragraph-properties>
    </style:style>
    <style:style style:name="IV_20_Inhaltsverzeichnis" style:display-name="IV Inhaltsverzeichnis" style:family="paragraph">
      <style:paragraph-properties fo:margin="100%" fo:margin-left="0cm" fo:margin-right="0cm" fo:margin-top="0cm" fo:margin-bottom="0cm" style:line-height-at-least="0.423cm" fo:text-align="start" style:justify-single-word="false" fo:keep-together="auto" fo:text-indent="0cm" style:auto-text-indent="false">
        <style:tab-stops>
          <style:tab-stop style:position="13.499cm"/>
        </style:tab-stops>
      </style:paragraph-properties>
    </style:style>
    <style:style style:name="SV_20_Stichwortverzeichnis" style:display-name="SV Stichwortverzeichnis" style:family="paragraph">
      <style:paragraph-properties fo:margin="100%" fo:margin-left="0cm" fo:margin-right="0cm" fo:margin-top="0cm" fo:margin-bottom="0cm" style:line-height-at-least="0.423cm" fo:text-align="start" style:justify-single-word="false" fo:keep-together="auto" fo:text-indent="0cm" style:auto-text-indent="false">
        <style:tab-stops>
          <style:tab-stop style:position="6.604cm" style:type="right"/>
        </style:tab-stops>
      </style:paragraph-properties>
    </style:style>
    <style:style style:name="F1_20_Fettschrift_20_einzeilig" style:display-name="F1 Fettschrift einzeilig" style:family="paragraph">
      <style:paragraph-properties fo:margin="100%" fo:margin-left="0cm" fo:margin-right="0cm" fo:margin-top="0cm" fo:margin-bottom="0cm" style:line-height-at-least="0.423cm" fo:text-align="start" style:justify-single-word="false" fo:keep-together="auto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</style:style>
    <style:style style:name="PL_20_Punktliste" style:display-name="PL Punktliste" style:family="paragraph">
      <style:paragraph-properties fo:margin="100%" fo:margin-left="0.995cm" fo:margin-right="0cm" fo:margin-top="0cm" fo:margin-bottom="0cm" style:line-height-at-least="0.423cm" fo:text-align="start" style:justify-single-word="false" fo:keep-together="auto" fo:text-indent="-0.995cm" style:auto-text-indent="false">
        <style:tab-stops>
          <style:tab-stop style:position="0.004cm"/>
          <style:tab-stop style:position="1.004cm"/>
          <style:tab-stop style:position="2.053cm"/>
          <style:tab-stop style:position="3.069cm"/>
          <style:tab-stop style:position="4.085cm"/>
          <style:tab-stop style:position="5.101cm"/>
          <style:tab-stop style:position="6.117cm"/>
          <style:tab-stop style:position="7.133cm"/>
          <style:tab-stop style:position="8.149cm"/>
          <style:tab-stop style:position="9.165cm"/>
          <style:tab-stop style:position="10.181cm"/>
          <style:tab-stop style:position="11.197cm"/>
          <style:tab-stop style:position="12.213cm"/>
        </style:tab-stops>
      </style:paragraph-properties>
    </style:style>
    <style:style style:name="FZ_20_Fußzeile" style:display-name="FZ Fußzeile" style:family="paragraph">
      <style:paragraph-properties fo:margin="100%" fo:margin-left="0cm" fo:margin-right="0cm" fo:margin-top="0cm" fo:margin-bottom="0cm" style:line-height-at-least="0.423cm" fo:text-align="start" style:justify-single-word="false" fo:keep-together="auto" fo:text-indent="0cm" style:auto-text-indent="false">
        <style:tab-stops>
          <style:tab-stop style:position="12.7cm" style:type="right"/>
        </style:tab-stops>
      </style:paragraph-properties>
    </style:style>
    <style:style style:name="KZ_20_Kopfzeile" style:display-name="KZ Kopfzeile" style:family="paragraph">
      <style:paragraph-properties fo:margin="100%" fo:margin-left="0cm" fo:margin-right="0cm" fo:margin-top="0cm" fo:margin-bottom="0cm" style:line-height-at-least="0.423cm" fo:text-align="start" style:justify-single-word="false" fo:keep-together="auto" fo:text-indent="0cm" style:auto-text-indent="false">
        <style:tab-stops>
          <style:tab-stop style:position="13.97cm" style:type="right"/>
        </style:tab-stops>
      </style:paragraph-properties>
    </style:style>
    <style:style style:name="GA_20_Grundschrift" style:display-name="GA Grundschrift" style:family="text">
      <style:text-properties style:font-name="Times" fo:font-size="10pt"/>
    </style:style>
    <style:style style:name="T1_20_Tasten" style:display-name="T1 Tasten" style:family="text">
      <style:text-properties style:font-name="Liberation Serif1" fo:font-size="13.5pt"/>
    </style:style>
    <style:style style:name="F3_20_Helvetia_20_10_20_Pt_20_Fett" style:display-name="F3 Helvetia 10 Pt Fett" style:family="text">
      <style:text-properties style:font-name="Arial" fo:font-size="10pt"/>
    </style:style>
    <style:style style:name="F2_20_Helvetica_20_12_20_Pt_20_Fett" style:display-name="F2 Helvetica 12 Pt Fett" style:family="text">
      <style:text-properties style:font-name="Arial" fo:font-size="11.5pt" fo:font-weight="bold"/>
    </style:style>
    <style:style style:name="F1_20_Helvetica_20_14_20_Pt_20_Fett" style:display-name="F1 Helvetica 14 Pt Fett" style:family="text">
      <style:text-properties style:font-name="Arial" fo:font-size="13.5pt" fo:font-weight="bold"/>
    </style:style>
    <style:style style:name="C1_20_Courier_20_10_20_Pt" style:display-name="C1 Courier 10 Pt" style:family="text">
      <style:text-properties style:font-name="Line Printer" fo:font-size="11.5pt"/>
    </style:style>
    <style:style style:name="H3_20_Helvetia_20_10_20_Pt" style:display-name="H3 Helvetia 10 Pt" style:family="text">
      <style:text-properties style:font-name="Arial" fo:font-size="10pt"/>
    </style:style>
    <style:style style:name="H2_20_Helvetica_20_12_20_Pt" style:display-name="H2 Helvetica 12 Pt" style:family="text">
      <style:text-properties style:font-name="Arial" fo:font-size="11.5pt"/>
    </style:style>
    <style:style style:name="H1_20_Helvetica_20_14_20_Pt" style:display-name="H1 Helvetica 14 Pt" style:family="text">
      <style:text-properties style:font-name="Times" fo:font-size="10pt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_20_Listing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9.999cm" fo:page-height="29.697cm" style:num-format="1" style:print-orientation="portrait" fo:margin-top="0.998cm" fo:margin-bottom="0.651cm" fo:margin-left="4.299cm" fo:margin-right="1.199cm" style:writing-mode="lr-tb" style:footnote-max-height="0cm">
        <style:footnote-sep style:width="0.018cm" style:distance-before-sep="0.101cm" style:distance-after-sep="0.101cm" style:line-style="none" style:adjustment="center" style:rel-width="75%" style:color="#000000"/>
      </style:page-layout-properties>
      <style:header-style>
        <style:header-footer-properties fo:min-height="0cm" fo:margin-left="0cm" fo:margin-right="0cm" fo:margin-bottom="0.653cm"/>
      </style:header-style>
      <style:footer-style>
        <style:header-footer-properties fo:min-height="0cm" fo:margin-left="0cm" fo:margin-right="0cm" fo:margin-top="1.423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V_20_Stichwortverzeichnis" style:display-name="SV Stichwortverzeichnis" style:page-layout-name="Mpm2">
      <style:header>
        <text:p text:style-name="LI_20_Listing"><text:span text:style-name="F3_20_Helvetia_20_10_20_Pt_20_Fett">Stichwortverzeichnis</text:span></text:p>
        <text:p text:style-name="LI_20_Listing">────────────────────────────────────────────────────────────────────</text:p>
      </style:header>
      <style:footer>
        <text:p text:style-name="MP1"><text:span text:style-name="F3_20_Helvetia_20_10_20_Pt_20_Fett">- </text:span><text:span text:style-name="F3_20_Helvetia_20_10_20_Pt_20_Fett"><text:page-number style:num-format="1" text:select-page="current">19</text:page-number></text:span><text:span text:style-name="F3_20_Helvetia_20_10_20_Pt_20_Fett"> -</text:span></text:p>
      </style:footer>
    </style:master-page>
    <style:master-page style:name="KF_20_GS_20_-_20_ohne_20_Fußzeile" style:display-name="KF GS - ohne Fußzeile" style:page-layout-name="Mpm2">
      <style:header>
        <text:p text:style-name="LI_20_Listing"><text:title/><text:span text:style-name="F3_20_Helvetia_20_10_20_Pt_20_Fett"> / </text:span><text:span text:style-name="F3_20_Helvetia_20_10_20_Pt_20_Fett"><text:subject/></text:span></text:p>
        <text:p text:style-name="LI_20_Listing">─────────────────────────────────────────────────────────</text:p>
      </style:header>
      <style:footer>
        <text:p text:style-name="LI_20_Listing"/>
      </style:footer>
    </style:master-page>
    <style:master-page style:name="IV_20_Inhaltsverzeichnis" style:display-name="IV Inhaltsverzeichnis" style:page-layout-name="Mpm2">
      <style:header>
        <text:p text:style-name="LI_20_Listing"><text:span text:style-name="F3_20_Helvetia_20_10_20_Pt_20_Fett">Inhaltsverzeichnis</text:span></text:p>
        <text:p text:style-name="LI_20_Listing">────────────────────────────────────────────────────────────────────</text:p>
      </style:header>
      <style:footer>
        <text:p text:style-name="LI_20_Listing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215f89-f603614-ab984f2-7348103-1225a5b</meta:generator>
    <meta:creation-date>2013-08-18T12:37:37</meta:creation-date>
    <dc:language>en-US</dc:language>
    <meta:editing-cycles>1</meta:editing-cycles>
    <meta:document-statistic meta:table-count="0" meta:image-count="0" meta:object-count="0" meta:page-count="19" meta:paragraph-count="409" meta:word-count="2180" meta:character-count="18131" meta:non-whitespace-character-count="15477"/>
    <meta:user-defined meta:name="Info 1"/>
    <meta:user-defined meta:name="Info 2"/>
    <meta:user-defined meta:name="Info 3"/>
    <meta:user-defined meta:name="Info 4"/>
  </office:meta>
</office:document-meta>
</file>